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GC</text:p>
          </table:table-cell>
          <table:table-cell office:value-type="string" calcext:value-type="string">
            <text:p>R [kpc]</text:p>
          </table:table-cell>
          <table:table-cell office:value-type="string" calcext:value-type="string">
            <text:p>u [km/s]</text:p>
          </table:table-cell>
          <table:table-cell office:value-type="string" calcext:value-type="string">
            <text:p>R [m]</text:p>
          </table:table-cell>
          <table:table-cell office:value-type="string" calcext:value-type="string">
            <text:p>u [m/s]</text:p>
          </table:table-cell>
          <table:table-cell office:value-type="string" calcext:value-type="string">
            <text:p>1/R [m^-1]</text:p>
          </table:table-cell>
          <table:table-cell office:value-type="string" calcext:value-type="string">
            <text:p>SUM 1/R</text:p>
          </table:table-cell>
          <table:table-cell office:value-type="string" calcext:value-type="string">
            <text:p>SUM [1/kpc]</text:p>
          </table:table-cell>
          <table:table-cell office:value-type="string" calcext:value-type="string">
            <text:p>u^2</text:p>
          </table:table-cell>
          <table:table-cell office:value-type="string" calcext:value-type="string">
            <text:p>SUM u^2</text:p>
          </table:table-cell>
          <table:table-cell office:value-type="string" calcext:value-type="string">
            <text:p>SUM u^2/SUM 1/R</text:p>
          </table:table-cell>
          <table:table-cell office:value-type="string" calcext:value-type="string">
            <text:p>M(R)</text:p>
          </table:table-cell>
          <table:table-cell office:value-type="string" calcext:value-type="string">
            <text:p>M(R) (M_Sonn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77.1" calcext:value-type="float">
            <text:p>77.1</text:p>
          </table:table-cell>
          <table:table-cell office:value-type="float" office:value="-4" calcext:value-type="float">
            <text:p>-4</text:p>
          </table:table-cell>
          <table:table-cell table:formula="of:=3.0857*10^(19)*[.C2]" office:value-type="float" office:value="2.3790747E+021" calcext:value-type="float">
            <text:p/>
          </table:table-cell>
          <table:table-cell table:formula="of:=1000*[.D2]" office:value-type="float" office:value="-4000" calcext:value-type="float">
            <text:p/>
          </table:table-cell>
          <table:table-cell table:formula="of:=1/[.E2]" office:value-type="float" office:value="4.20331484337167E-022" calcext:value-type="float">
            <text:p/>
          </table:table-cell>
          <table:table-cell table:formula="of:=SUM([.G$2:.G2])" office:value-type="float" office:value="4.20331484337167E-022" calcext:value-type="float">
            <text:p/>
          </table:table-cell>
          <table:table-cell table:formula="of:=[.H2]/3.0857*10^(19)" office:value-type="float" office:value="0.00136219167235041" calcext:value-type="float">
            <text:p/>
          </table:table-cell>
          <table:table-cell table:formula="of:=[.F2]^2" office:value-type="float" office:value="16000000" calcext:value-type="float">
            <text:p/>
          </table:table-cell>
          <table:table-cell table:formula="of:=SUM([.J$2:.J2])" office:value-type="float" office:value="16000000" calcext:value-type="float">
            <text:p/>
          </table:table-cell>
          <table:table-cell table:formula="of:=[.K2]/[.H2]" office:value-type="float" office:value="3.80651952E+028" calcext:value-type="float">
            <text:p/>
          </table:table-cell>
          <table:table-cell table:formula="of:=[.L2]*3/(6.6738*10^(-11))" office:value-type="float" office:value="1.71110290389284E+039" calcext:value-type="float">
            <text:p/>
          </table:table-cell>
          <table:table-cell table:formula="of:=[.M2]/(1.988*10^(30))" office:value-type="float" office:value="860715746.424967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94" calcext:value-type="float">
            <text:p>5694</text:p>
          </table:table-cell>
          <table:table-cell office:value-type="float" office:value="45.3" calcext:value-type="float">
            <text:p>45.3</text:p>
          </table:table-cell>
          <table:table-cell office:value-type="float" office:value="-281" calcext:value-type="float">
            <text:p>-281</text:p>
          </table:table-cell>
          <table:table-cell table:formula="of:=3.0857*10^(19)*[.C3]" office:value-type="float" office:value="1.3978221E+021" calcext:value-type="float">
            <text:p/>
          </table:table-cell>
          <table:table-cell table:formula="of:=1000*[.D3]" office:value-type="float" office:value="-281000" calcext:value-type="float">
            <text:p/>
          </table:table-cell>
          <table:table-cell table:formula="of:=1/[.E3]" office:value-type="float" office:value="7.1539861903743E-022" calcext:value-type="float">
            <text:p/>
          </table:table-cell>
          <table:table-cell table:formula="of:=SUM([.G$2:.G3])" office:value-type="float" office:value="1.1357301033746E-021" calcext:value-type="float">
            <text:p/>
          </table:table-cell>
          <table:table-cell table:formula="of:=[.H3]/3.0857*10^(19)" office:value-type="float" office:value="0.00368062385641701" calcext:value-type="float">
            <text:p/>
          </table:table-cell>
          <table:table-cell table:formula="of:=[.F3]^2" office:value-type="float" office:value="78961000000" calcext:value-type="float">
            <text:p/>
          </table:table-cell>
          <table:table-cell table:formula="of:=SUM([.J$2:.J3])" office:value-type="float" office:value="78977000000" calcext:value-type="float">
            <text:p/>
          </table:table-cell>
          <table:table-cell table:formula="of:=[.K3]/[.H3]" office:value-type="float" office:value="6.95385283575169E+031" calcext:value-type="float">
            <text:p/>
          </table:table-cell>
          <table:table-cell table:formula="of:=[.L3]*3/(6.6738*10^(-11))" office:value-type="float" office:value="3.12588907477825E+042" calcext:value-type="float">
            <text:p/>
          </table:table-cell>
          <table:table-cell table:formula="of:=[.M3]/(1.988*10^(30))" office:value-type="float" office:value="1572378810250.6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43.5" calcext:value-type="float">
            <text:p>43.5</text:p>
          </table:table-cell>
          <table:table-cell office:value-type="float" office:value="-109" calcext:value-type="float">
            <text:p>-109</text:p>
          </table:table-cell>
          <table:table-cell table:formula="of:=3.0857*10^(19)*[.C4]" office:value-type="float" office:value="1.3422795E+021" calcext:value-type="float">
            <text:p/>
          </table:table-cell>
          <table:table-cell table:formula="of:=1000*[.D4]" office:value-type="float" office:value="-109000" calcext:value-type="float">
            <text:p/>
          </table:table-cell>
          <table:table-cell table:formula="of:=1/[.E4]" office:value-type="float" office:value="7.45001320514841E-022" calcext:value-type="float">
            <text:p/>
          </table:table-cell>
          <table:table-cell table:formula="of:=SUM([.G$2:.G4])" office:value-type="float" office:value="1.88073142388944E-021" calcext:value-type="float">
            <text:p/>
          </table:table-cell>
          <table:table-cell table:formula="of:=[.H4]/3.0857*10^(19)" office:value-type="float" office:value="0.00609499116534153" calcext:value-type="float">
            <text:p/>
          </table:table-cell>
          <table:table-cell table:formula="of:=[.F4]^2" office:value-type="float" office:value="11881000000" calcext:value-type="float">
            <text:p/>
          </table:table-cell>
          <table:table-cell table:formula="of:=SUM([.J$2:.J4])" office:value-type="float" office:value="90858000000" calcext:value-type="float">
            <text:p/>
          </table:table-cell>
          <table:table-cell table:formula="of:=[.K4]/[.H4]" office:value-type="float" office:value="4.83099281725732E+031" calcext:value-type="float">
            <text:p/>
          </table:table-cell>
          <table:table-cell table:formula="of:=[.L4]*3/(6.6738*10^(-11))" office:value-type="float" office:value="2.17162313101561E+042" calcext:value-type="float">
            <text:p/>
          </table:table-cell>
          <table:table-cell table:formula="of:=[.M4]/(1.988*10^(30))" office:value-type="float" office:value="1092365760068.21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8" calcext:value-type="float">
            <text:p>2298</text:p>
          </table:table-cell>
          <table:table-cell office:value-type="float" office:value="26.5" calcext:value-type="float">
            <text:p>26.5</text:p>
          </table:table-cell>
          <table:table-cell office:value-type="float" office:value="-187" calcext:value-type="float">
            <text:p>-187</text:p>
          </table:table-cell>
          <table:table-cell table:formula="of:=3.0857*10^(19)*[.C5]" office:value-type="float" office:value="8.177105E+020" calcext:value-type="float">
            <text:p/>
          </table:table-cell>
          <table:table-cell table:formula="of:=1000*[.D5]" office:value-type="float" office:value="-187000" calcext:value-type="float">
            <text:p/>
          </table:table-cell>
          <table:table-cell table:formula="of:=1/[.E5]" office:value-type="float" office:value="1.22292669593946E-021" calcext:value-type="float">
            <text:p/>
          </table:table-cell>
          <table:table-cell table:formula="of:=SUM([.G$2:.G5])" office:value-type="float" office:value="3.10365811982889E-021" calcext:value-type="float">
            <text:p/>
          </table:table-cell>
          <table:table-cell table:formula="of:=[.H5]/3.0857*10^(19)" office:value-type="float" office:value="0.0100581978799912" calcext:value-type="float">
            <text:p/>
          </table:table-cell>
          <table:table-cell table:formula="of:=[.F5]^2" office:value-type="float" office:value="34969000000" calcext:value-type="float">
            <text:p/>
          </table:table-cell>
          <table:table-cell table:formula="of:=SUM([.J$2:.J5])" office:value-type="float" office:value="125827000000" calcext:value-type="float">
            <text:p/>
          </table:table-cell>
          <table:table-cell table:formula="of:=[.K5]/[.H5]" office:value-type="float" office:value="4.05415142847425E+031" calcext:value-type="float">
            <text:p/>
          </table:table-cell>
          <table:table-cell table:formula="of:=[.L5]*3/(6.6738*10^(-11))" office:value-type="float" office:value="1.82241815538715E+042" calcext:value-type="float">
            <text:p/>
          </table:table-cell>
          <table:table-cell table:formula="of:=[.M5]/(1.988*10^(30))" office:value-type="float" office:value="916709333695.748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29" calcext:value-type="float">
            <text:p>6229</text:p>
          </table:table-cell>
          <table:table-cell office:value-type="float" office:value="24.8" calcext:value-type="float">
            <text:p>24.8</text:p>
          </table:table-cell>
          <table:table-cell office:value-type="float" office:value="63" calcext:value-type="float">
            <text:p>63</text:p>
          </table:table-cell>
          <table:table-cell table:formula="of:=3.0857*10^(19)*[.C6]" office:value-type="float" office:value="7.652536E+020" calcext:value-type="float">
            <text:p/>
          </table:table-cell>
          <table:table-cell table:formula="of:=1000*[.D6]" office:value-type="float" office:value="63000" calcext:value-type="float">
            <text:p/>
          </table:table-cell>
          <table:table-cell table:formula="of:=1/[.E6]" office:value-type="float" office:value="1.30675634848369E-021" calcext:value-type="float">
            <text:p/>
          </table:table-cell>
          <table:table-cell table:formula="of:=SUM([.G$2:.G6])" office:value-type="float" office:value="4.41041446831259E-021" calcext:value-type="float">
            <text:p/>
          </table:table-cell>
          <table:table-cell table:formula="of:=[.H6]/3.0857*10^(19)" office:value-type="float" office:value="0.0142930760226613" calcext:value-type="float">
            <text:p/>
          </table:table-cell>
          <table:table-cell table:formula="of:=[.F6]^2" office:value-type="float" office:value="3969000000" calcext:value-type="float">
            <text:p/>
          </table:table-cell>
          <table:table-cell table:formula="of:=SUM([.J$2:.J6])" office:value-type="float" office:value="129796000000" calcext:value-type="float">
            <text:p/>
          </table:table-cell>
          <table:table-cell table:formula="of:=[.K6]/[.H6]" office:value-type="float" office:value="2.9429433658116E+031" calcext:value-type="float">
            <text:p/>
          </table:table-cell>
          <table:table-cell table:formula="of:=[.L6]*3/(6.6738*10^(-11))" office:value-type="float" office:value="1.3229090019831E+042" calcext:value-type="float">
            <text:p/>
          </table:table-cell>
          <table:table-cell table:formula="of:=[.M6]/(1.988*10^(30))" office:value-type="float" office:value="665447184096.125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47" calcext:value-type="float">
            <text:p>4147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table:formula="of:=3.0857*10^(19)*[.C7]" office:value-type="float" office:value="7.40568E+020" calcext:value-type="float">
            <text:p/>
          </table:table-cell>
          <table:table-cell table:formula="of:=1000*[.D7]" office:value-type="float" office:value="141000" calcext:value-type="float">
            <text:p/>
          </table:table-cell>
          <table:table-cell table:formula="of:=1/[.E7]" office:value-type="float" office:value="1.35031489343315E-021" calcext:value-type="float">
            <text:p/>
          </table:table-cell>
          <table:table-cell table:formula="of:=SUM([.G$2:.G7])" office:value-type="float" office:value="5.76072936174574E-021" calcext:value-type="float">
            <text:p/>
          </table:table-cell>
          <table:table-cell table:formula="of:=[.H7]/3.0857*10^(19)" office:value-type="float" office:value="0.018669116770087" calcext:value-type="float">
            <text:p/>
          </table:table-cell>
          <table:table-cell table:formula="of:=[.F7]^2" office:value-type="float" office:value="19881000000" calcext:value-type="float">
            <text:p/>
          </table:table-cell>
          <table:table-cell table:formula="of:=SUM([.J$2:.J7])" office:value-type="float" office:value="149677000000" calcext:value-type="float">
            <text:p/>
          </table:table-cell>
          <table:table-cell table:formula="of:=[.K7]/[.H7]" office:value-type="float" office:value="2.59823002611325E+031" calcext:value-type="float">
            <text:p/>
          </table:table-cell>
          <table:table-cell table:formula="of:=[.L7]*3/(6.6738*10^(-11))" office:value-type="float" office:value="1.1679538011837E+042" calcext:value-type="float">
            <text:p/>
          </table:table-cell>
          <table:table-cell table:formula="of:=[.M7]/(1.988*10^(30))" office:value-type="float" office:value="587501912064.234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04" calcext:value-type="float">
            <text:p>1904</text:p>
          </table:table-cell>
          <table:table-cell office:value-type="float" office:value="22.9" calcext:value-type="float">
            <text:p>22.9</text:p>
          </table:table-cell>
          <table:table-cell office:value-type="float" office:value="36" calcext:value-type="float">
            <text:p>36</text:p>
          </table:table-cell>
          <table:table-cell table:formula="of:=3.0857*10^(19)*[.C8]" office:value-type="float" office:value="7.066253E+020" calcext:value-type="float">
            <text:p/>
          </table:table-cell>
          <table:table-cell table:formula="of:=1000*[.D8]" office:value-type="float" office:value="36000" calcext:value-type="float">
            <text:p/>
          </table:table-cell>
          <table:table-cell table:formula="of:=1/[.E8]" office:value-type="float" office:value="1.41517718089064E-021" calcext:value-type="float">
            <text:p/>
          </table:table-cell>
          <table:table-cell table:formula="of:=SUM([.G$2:.G8])" office:value-type="float" office:value="7.17590654263637E-021" calcext:value-type="float">
            <text:p/>
          </table:table-cell>
          <table:table-cell table:formula="of:=[.H8]/3.0857*10^(19)" office:value-type="float" office:value="0.023255360348175" calcext:value-type="float">
            <text:p/>
          </table:table-cell>
          <table:table-cell table:formula="of:=[.F8]^2" office:value-type="float" office:value="1296000000" calcext:value-type="float">
            <text:p/>
          </table:table-cell>
          <table:table-cell table:formula="of:=SUM([.J$2:.J8])" office:value-type="float" office:value="150973000000" calcext:value-type="float">
            <text:p/>
          </table:table-cell>
          <table:table-cell table:formula="of:=[.K8]/[.H8]" office:value-type="float" office:value="2.10388748937822E+031" calcext:value-type="float">
            <text:p/>
          </table:table-cell>
          <table:table-cell table:formula="of:=[.L8]*3/(6.6738*10^(-11))" office:value-type="float" office:value="9.4573743116885E+041" calcext:value-type="float">
            <text:p/>
          </table:table-cell>
          <table:table-cell table:formula="of:=[.M8]/(1.988*10^(30))" office:value-type="float" office:value="475723053907.872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24" calcext:value-type="float">
            <text:p>5824</text:p>
          </table:table-cell>
          <table:table-cell office:value-type="float" office:value="20.9" calcext:value-type="float">
            <text:p>20.9</text:p>
          </table:table-cell>
          <table:table-cell office:value-type="float" office:value="-156" calcext:value-type="float">
            <text:p>-156</text:p>
          </table:table-cell>
          <table:table-cell table:formula="of:=3.0857*10^(19)*[.C9]" office:value-type="float" office:value="6.449113E+020" calcext:value-type="float">
            <text:p/>
          </table:table-cell>
          <table:table-cell table:formula="of:=1000*[.D9]" office:value-type="float" office:value="-156000" calcext:value-type="float">
            <text:p/>
          </table:table-cell>
          <table:table-cell table:formula="of:=1/[.E9]" office:value-type="float" office:value="1.55060083456438E-021" calcext:value-type="float">
            <text:p/>
          </table:table-cell>
          <table:table-cell table:formula="of:=SUM([.G$2:.G9])" office:value-type="float" office:value="8.72650737720075E-021" calcext:value-type="float">
            <text:p/>
          </table:table-cell>
          <table:table-cell table:formula="of:=[.H9]/3.0857*10^(19)" office:value-type="float" office:value="0.0282804789098122" calcext:value-type="float">
            <text:p/>
          </table:table-cell>
          <table:table-cell table:formula="of:=[.F9]^2" office:value-type="float" office:value="24336000000" calcext:value-type="float">
            <text:p/>
          </table:table-cell>
          <table:table-cell table:formula="of:=SUM([.J$2:.J9])" office:value-type="float" office:value="175309000000" calcext:value-type="float">
            <text:p/>
          </table:table-cell>
          <table:table-cell table:formula="of:=[.K9]/[.H9]" office:value-type="float" office:value="2.00892513375993E+031" calcext:value-type="float">
            <text:p/>
          </table:table-cell>
          <table:table-cell table:formula="of:=[.L9]*3/(6.6738*10^(-11))" office:value-type="float" office:value="9.0305004664206E+041" calcext:value-type="float">
            <text:p/>
          </table:table-cell>
          <table:table-cell table:formula="of:=[.M9]/(1.988*10^(30))" office:value-type="float" office:value="454250526479.909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24" calcext:value-type="float">
            <text:p>5024</text:p>
          </table:table-cell>
          <table:table-cell office:value-type="float" office:value="19.6" calcext:value-type="float">
            <text:p>19.6</text:p>
          </table:table-cell>
          <table:table-cell office:value-type="float" office:value="-120" calcext:value-type="float">
            <text:p>-120</text:p>
          </table:table-cell>
          <table:table-cell table:formula="of:=3.0857*10^(19)*[.C10]" office:value-type="float" office:value="6.047972E+020" calcext:value-type="float">
            <text:p/>
          </table:table-cell>
          <table:table-cell table:formula="of:=1000*[.D10]" office:value-type="float" office:value="-120000" calcext:value-type="float">
            <text:p/>
          </table:table-cell>
          <table:table-cell table:formula="of:=1/[.E10]" office:value-type="float" office:value="1.65344680828549E-021" calcext:value-type="float">
            <text:p/>
          </table:table-cell>
          <table:table-cell table:formula="of:=SUM([.G$2:.G10])" office:value-type="float" office:value="1.03799541854862E-020" calcext:value-type="float">
            <text:p/>
          </table:table-cell>
          <table:table-cell table:formula="of:=[.H10]/3.0857*10^(19)" office:value-type="float" office:value="0.033638896151558" calcext:value-type="float">
            <text:p/>
          </table:table-cell>
          <table:table-cell table:formula="of:=[.F10]^2" office:value-type="float" office:value="14400000000" calcext:value-type="float">
            <text:p/>
          </table:table-cell>
          <table:table-cell table:formula="of:=SUM([.J$2:.J10])" office:value-type="float" office:value="189709000000" calcext:value-type="float">
            <text:p/>
          </table:table-cell>
          <table:table-cell table:formula="of:=[.K10]/[.H10]" office:value-type="float" office:value="1.82764775845794E+031" calcext:value-type="float">
            <text:p/>
          </table:table-cell>
          <table:table-cell table:formula="of:=[.L10]*3/(6.6738*10^(-11))" office:value-type="float" office:value="8.21562419517188E+041" calcext:value-type="float">
            <text:p/>
          </table:table-cell>
          <table:table-cell table:formula="of:=[.M10]/(1.988*10^(30))" office:value-type="float" office:value="413260774405.024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1" calcext:value-type="float">
            <text:p>1851</text:p>
          </table:table-cell>
          <table:table-cell office:value-type="float" office:value="18.3" calcext:value-type="float">
            <text:p>18.3</text:p>
          </table:table-cell>
          <table:table-cell office:value-type="float" office:value="76" calcext:value-type="float">
            <text:p>76</text:p>
          </table:table-cell>
          <table:table-cell table:formula="of:=3.0857*10^(19)*[.C11]" office:value-type="float" office:value="5.646831E+020" calcext:value-type="float">
            <text:p/>
          </table:table-cell>
          <table:table-cell table:formula="of:=1000*[.D11]" office:value-type="float" office:value="76000" calcext:value-type="float">
            <text:p/>
          </table:table-cell>
          <table:table-cell table:formula="of:=1/[.E11]" office:value-type="float" office:value="1.77090477827298E-021" calcext:value-type="float">
            <text:p/>
          </table:table-cell>
          <table:table-cell table:formula="of:=SUM([.G$2:.G11])" office:value-type="float" office:value="1.21508589637592E-020" calcext:value-type="float">
            <text:p/>
          </table:table-cell>
          <table:table-cell table:formula="of:=[.H11]/3.0857*10^(19)" office:value-type="float" office:value="0.0393779659842474" calcext:value-type="float">
            <text:p/>
          </table:table-cell>
          <table:table-cell table:formula="of:=[.F11]^2" office:value-type="float" office:value="5776000000" calcext:value-type="float">
            <text:p/>
          </table:table-cell>
          <table:table-cell table:formula="of:=SUM([.J$2:.J11])" office:value-type="float" office:value="195485000000" calcext:value-type="float">
            <text:p/>
          </table:table-cell>
          <table:table-cell table:formula="of:=[.K11]/[.H11]" office:value-type="float" office:value="1.60881630330043E+031" calcext:value-type="float">
            <text:p/>
          </table:table-cell>
          <table:table-cell table:formula="of:=[.L11]*3/(6.6738*10^(-11))" office:value-type="float" office:value="7.23193519419415E+041" calcext:value-type="float">
            <text:p/>
          </table:table-cell>
          <table:table-cell table:formula="of:=[.M11]/(1.988*10^(30))" office:value-type="float" office:value="363779436327.673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34" calcext:value-type="float">
            <text:p>5634</text:p>
          </table:table-cell>
          <table:table-cell office:value-type="float" office:value="17.4" calcext:value-type="float">
            <text:p>17.4</text:p>
          </table:table-cell>
          <table:table-cell office:value-type="float" office:value="-96" calcext:value-type="float">
            <text:p>-96</text:p>
          </table:table-cell>
          <table:table-cell table:formula="of:=3.0857*10^(19)*[.C12]" office:value-type="float" office:value="5.369118E+020" calcext:value-type="float">
            <text:p/>
          </table:table-cell>
          <table:table-cell table:formula="of:=1000*[.D12]" office:value-type="float" office:value="-96000" calcext:value-type="float">
            <text:p/>
          </table:table-cell>
          <table:table-cell table:formula="of:=1/[.E12]" office:value-type="float" office:value="1.8625033012871E-021" calcext:value-type="float">
            <text:p/>
          </table:table-cell>
          <table:table-cell table:formula="of:=SUM([.G$2:.G12])" office:value-type="float" office:value="1.40133622650463E-020" calcext:value-type="float">
            <text:p/>
          </table:table-cell>
          <table:table-cell table:formula="of:=[.H12]/3.0857*10^(19)" office:value-type="float" office:value="0.0454138842565587" calcext:value-type="float">
            <text:p/>
          </table:table-cell>
          <table:table-cell table:formula="of:=[.F12]^2" office:value-type="float" office:value="9216000000" calcext:value-type="float">
            <text:p/>
          </table:table-cell>
          <table:table-cell table:formula="of:=SUM([.J$2:.J12])" office:value-type="float" office:value="204701000000" calcext:value-type="float">
            <text:p/>
          </table:table-cell>
          <table:table-cell table:formula="of:=[.K12]/[.H12]" office:value-type="float" office:value="1.46075578528779E+031" calcext:value-type="float">
            <text:p/>
          </table:table-cell>
          <table:table-cell table:formula="of:=[.L12]*3/(6.6738*10^(-11))" office:value-type="float" office:value="6.56637501253164E+041" calcext:value-type="float">
            <text:p/>
          </table:table-cell>
          <table:table-cell table:formula="of:=[.M12]/(1.988*10^(30))" office:value-type="float" office:value="330300553950.284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64" calcext:value-type="float">
            <text:p>6864</text:p>
          </table:table-cell>
          <table:table-cell office:value-type="float" office:value="15.4" calcext:value-type="float">
            <text:p>15.4</text:p>
          </table:table-cell>
          <table:table-cell office:value-type="float" office:value="-122" calcext:value-type="float">
            <text:p>-122</text:p>
          </table:table-cell>
          <table:table-cell table:formula="of:=3.0857*10^(19)*[.C13]" office:value-type="float" office:value="4.751978E+020" calcext:value-type="float">
            <text:p/>
          </table:table-cell>
          <table:table-cell table:formula="of:=1000*[.D13]" office:value-type="float" office:value="-122000" calcext:value-type="float">
            <text:p/>
          </table:table-cell>
          <table:table-cell table:formula="of:=1/[.E13]" office:value-type="float" office:value="2.1043868469088E-021" calcext:value-type="float">
            <text:p/>
          </table:table-cell>
          <table:table-cell table:formula="of:=SUM([.G$2:.G13])" office:value-type="float" office:value="1.61177491119551E-020" calcext:value-type="float">
            <text:p/>
          </table:table-cell>
          <table:table-cell table:formula="of:=[.H13]/3.0857*10^(19)" office:value-type="float" office:value="0.0522336880187806" calcext:value-type="float">
            <text:p/>
          </table:table-cell>
          <table:table-cell table:formula="of:=[.F13]^2" office:value-type="float" office:value="14884000000" calcext:value-type="float">
            <text:p/>
          </table:table-cell>
          <table:table-cell table:formula="of:=SUM([.J$2:.J13])" office:value-type="float" office:value="219585000000" calcext:value-type="float">
            <text:p/>
          </table:table-cell>
          <table:table-cell table:formula="of:=[.K13]/[.H13]" office:value-type="float" office:value="1.36238005986286E+031" calcext:value-type="float">
            <text:p/>
          </table:table-cell>
          <table:table-cell table:formula="of:=[.L13]*3/(6.6738*10^(-11))" office:value-type="float" office:value="6.12415742094247E+041" calcext:value-type="float">
            <text:p/>
          </table:table-cell>
          <table:table-cell table:formula="of:=[.M13]/(1.988*10^(30))" office:value-type="float" office:value="308056208296.905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81" calcext:value-type="float">
            <text:p>6981</text:p>
          </table:table-cell>
          <table:table-cell office:value-type="float" office:value="14.9" calcext:value-type="float">
            <text:p>14.9</text:p>
          </table:table-cell>
          <table:table-cell office:value-type="float" office:value="-113" calcext:value-type="float">
            <text:p>-113</text:p>
          </table:table-cell>
          <table:table-cell table:formula="of:=3.0857*10^(19)*[.C14]" office:value-type="float" office:value="4.597693E+020" calcext:value-type="float">
            <text:p/>
          </table:table-cell>
          <table:table-cell table:formula="of:=1000*[.D14]" office:value-type="float" office:value="-113000" calcext:value-type="float">
            <text:p/>
          </table:table-cell>
          <table:table-cell table:formula="of:=1/[.E14]" office:value-type="float" office:value="2.17500385519433E-021" calcext:value-type="float">
            <text:p/>
          </table:table-cell>
          <table:table-cell table:formula="of:=SUM([.G$2:.G14])" office:value-type="float" office:value="1.82927529671495E-020" calcext:value-type="float">
            <text:p/>
          </table:table-cell>
          <table:table-cell table:formula="of:=[.H14]/3.0857*10^(19)" office:value-type="float" office:value="0.0592823442562448" calcext:value-type="float">
            <text:p/>
          </table:table-cell>
          <table:table-cell table:formula="of:=[.F14]^2" office:value-type="float" office:value="12769000000" calcext:value-type="float">
            <text:p/>
          </table:table-cell>
          <table:table-cell table:formula="of:=SUM([.J$2:.J14])" office:value-type="float" office:value="232354000000" calcext:value-type="float">
            <text:p/>
          </table:table-cell>
          <table:table-cell table:formula="of:=[.K14]/[.H14]" office:value-type="float" office:value="1.2701970032464E+031" calcext:value-type="float">
            <text:p/>
          </table:table-cell>
          <table:table-cell table:formula="of:=[.L14]*3/(6.6738*10^(-11))" office:value-type="float" office:value="5.70977705316193E+041" calcext:value-type="float">
            <text:p/>
          </table:table-cell>
          <table:table-cell table:formula="of:=[.M14]/(1.988*10^(30))" office:value-type="float" office:value="287212125410.56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34" calcext:value-type="float">
            <text:p>6934</text:p>
          </table:table-cell>
          <table:table-cell office:value-type="float" office:value="13.9" calcext:value-type="float">
            <text:p>13.9</text:p>
          </table:table-cell>
          <table:table-cell office:value-type="float" office:value="-146" calcext:value-type="float">
            <text:p>-146</text:p>
          </table:table-cell>
          <table:table-cell table:formula="of:=3.0857*10^(19)*[.C15]" office:value-type="float" office:value="4.289123E+020" calcext:value-type="float">
            <text:p/>
          </table:table-cell>
          <table:table-cell table:formula="of:=1000*[.D15]" office:value-type="float" office:value="-146000" calcext:value-type="float">
            <text:p/>
          </table:table-cell>
          <table:table-cell table:formula="of:=1/[.E15]" office:value-type="float" office:value="2.33147895269033E-021" calcext:value-type="float">
            <text:p/>
          </table:table-cell>
          <table:table-cell table:formula="of:=SUM([.G$2:.G15])" office:value-type="float" office:value="2.06242319198398E-020" calcext:value-type="float">
            <text:p/>
          </table:table-cell>
          <table:table-cell table:formula="of:=[.H15]/3.0857*10^(19)" office:value-type="float" office:value="0.0668380980647496" calcext:value-type="float">
            <text:p/>
          </table:table-cell>
          <table:table-cell table:formula="of:=[.F15]^2" office:value-type="float" office:value="21316000000" calcext:value-type="float">
            <text:p/>
          </table:table-cell>
          <table:table-cell table:formula="of:=SUM([.J$2:.J15])" office:value-type="float" office:value="253670000000" calcext:value-type="float">
            <text:p/>
          </table:table-cell>
          <table:table-cell table:formula="of:=[.K15]/[.H15]" office:value-type="float" office:value="1.22996095556886E+031" calcext:value-type="float">
            <text:p/>
          </table:table-cell>
          <table:table-cell table:formula="of:=[.L15]*3/(6.6738*10^(-11))" office:value-type="float" office:value="5.52890836810601E+041" calcext:value-type="float">
            <text:p/>
          </table:table-cell>
          <table:table-cell table:formula="of:=[.M15]/(1.988*10^(30))" office:value-type="float" office:value="278114103023.441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89" calcext:value-type="float">
            <text:p>7089</text:p>
          </table:table-cell>
          <table:table-cell office:value-type="float" office:value="13.3" calcext:value-type="float">
            <text:p>13.3</text:p>
          </table:table-cell>
          <table:table-cell office:value-type="float" office:value="181" calcext:value-type="float">
            <text:p>181</text:p>
          </table:table-cell>
          <table:table-cell table:formula="of:=3.0857*10^(19)*[.C16]" office:value-type="float" office:value="4.103981E+020" calcext:value-type="float">
            <text:p/>
          </table:table-cell>
          <table:table-cell table:formula="of:=1000*[.D16]" office:value-type="float" office:value="181000" calcext:value-type="float">
            <text:p/>
          </table:table-cell>
          <table:table-cell table:formula="of:=1/[.E16]" office:value-type="float" office:value="2.43665845431546E-021" calcext:value-type="float">
            <text:p/>
          </table:table-cell>
          <table:table-cell table:formula="of:=SUM([.G$2:.G16])" office:value-type="float" office:value="2.30608903741552E-020" calcext:value-type="float">
            <text:p/>
          </table:table-cell>
          <table:table-cell table:formula="of:=[.H16]/3.0857*10^(19)" office:value-type="float" office:value="0.0747347129473223" calcext:value-type="float">
            <text:p/>
          </table:table-cell>
          <table:table-cell table:formula="of:=[.F16]^2" office:value-type="float" office:value="32761000000" calcext:value-type="float">
            <text:p/>
          </table:table-cell>
          <table:table-cell table:formula="of:=SUM([.J$2:.J16])" office:value-type="float" office:value="286431000000" calcext:value-type="float">
            <text:p/>
          </table:table-cell>
          <table:table-cell table:formula="of:=[.K16]/[.H16]" office:value-type="float" office:value="1.24206392447452E+031" calcext:value-type="float">
            <text:p/>
          </table:table-cell>
          <table:table-cell table:formula="of:=[.L16]*3/(6.6738*10^(-11))" office:value-type="float" office:value="5.58331351467465E+041" calcext:value-type="float">
            <text:p/>
          </table:table-cell>
          <table:table-cell table:formula="of:=[.M16]/(1.988*10^(30))" office:value-type="float" office:value="280850780416.23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79" calcext:value-type="float">
            <text:p>6779</text:p>
          </table:table-cell>
          <table:table-cell office:value-type="float" office:value="12.9" calcext:value-type="float">
            <text:p>12.9</text:p>
          </table:table-cell>
          <table:table-cell office:value-type="float" office:value="98" calcext:value-type="float">
            <text:p>98</text:p>
          </table:table-cell>
          <table:table-cell table:formula="of:=3.0857*10^(19)*[.C17]" office:value-type="float" office:value="3.980553E+020" calcext:value-type="float">
            <text:p/>
          </table:table-cell>
          <table:table-cell table:formula="of:=1000*[.D17]" office:value-type="float" office:value="98000" calcext:value-type="float">
            <text:p/>
          </table:table-cell>
          <table:table-cell table:formula="of:=1/[.E17]" office:value-type="float" office:value="2.51221375522446E-021" calcext:value-type="float">
            <text:p/>
          </table:table-cell>
          <table:table-cell table:formula="of:=SUM([.G$2:.G17])" office:value-type="float" office:value="2.55731041293797E-020" calcext:value-type="float">
            <text:p/>
          </table:table-cell>
          <table:table-cell table:formula="of:=[.H17]/3.0857*10^(19)" office:value-type="float" office:value="0.0828761841053236" calcext:value-type="float">
            <text:p/>
          </table:table-cell>
          <table:table-cell table:formula="of:=[.F17]^2" office:value-type="float" office:value="9604000000" calcext:value-type="float">
            <text:p/>
          </table:table-cell>
          <table:table-cell table:formula="of:=SUM([.J$2:.J17])" office:value-type="float" office:value="296035000000" calcext:value-type="float">
            <text:p/>
          </table:table-cell>
          <table:table-cell table:formula="of:=[.K17]/[.H17]" office:value-type="float" office:value="1.15760291946686E+031" calcext:value-type="float">
            <text:p/>
          </table:table-cell>
          <table:table-cell table:formula="of:=[.L17]*3/(6.6738*10^(-11))" office:value-type="float" office:value="5.20364523719708E+041" calcext:value-type="float">
            <text:p/>
          </table:table-cell>
          <table:table-cell table:formula="of:=[.M17]/(1.988*10^(30))" office:value-type="float" office:value="261752778531.04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78" calcext:value-type="float">
            <text:p>7078</text:p>
          </table:table-cell>
          <table:table-cell office:value-type="float" office:value="12.4" calcext:value-type="float">
            <text:p>12.4</text:p>
          </table:table-cell>
          <table:table-cell office:value-type="float" office:value="111" calcext:value-type="float">
            <text:p>111</text:p>
          </table:table-cell>
          <table:table-cell table:formula="of:=3.0857*10^(19)*[.C18]" office:value-type="float" office:value="3.826268E+020" calcext:value-type="float">
            <text:p/>
          </table:table-cell>
          <table:table-cell table:formula="of:=1000*[.D18]" office:value-type="float" office:value="111000" calcext:value-type="float">
            <text:p/>
          </table:table-cell>
          <table:table-cell table:formula="of:=1/[.E18]" office:value-type="float" office:value="2.61351269696738E-021" calcext:value-type="float">
            <text:p/>
          </table:table-cell>
          <table:table-cell table:formula="of:=SUM([.G$2:.G18])" office:value-type="float" office:value="2.81866168263471E-020" calcext:value-type="float">
            <text:p/>
          </table:table-cell>
          <table:table-cell table:formula="of:=[.H18]/3.0857*10^(19)" office:value-type="float" office:value="0.0913459403906637" calcext:value-type="float">
            <text:p/>
          </table:table-cell>
          <table:table-cell table:formula="of:=[.F18]^2" office:value-type="float" office:value="12321000000" calcext:value-type="float">
            <text:p/>
          </table:table-cell>
          <table:table-cell table:formula="of:=SUM([.J$2:.J18])" office:value-type="float" office:value="308356000000" calcext:value-type="float">
            <text:p/>
          </table:table-cell>
          <table:table-cell table:formula="of:=[.K18]/[.H18]" office:value-type="float" office:value="1.09398017470393E+031" calcext:value-type="float">
            <text:p/>
          </table:table-cell>
          <table:table-cell table:formula="of:=[.L18]*3/(6.6738*10^(-11))" office:value-type="float" office:value="4.91764890184273E+041" calcext:value-type="float">
            <text:p/>
          </table:table-cell>
          <table:table-cell table:formula="of:=[.M18]/(1.988*10^(30))" office:value-type="float" office:value="247366644961.908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72" calcext:value-type="float">
            <text:p>5272</text:p>
          </table:table-cell>
          <table:table-cell office:value-type="float" office:value="12" calcext:value-type="float">
            <text:p>12</text:p>
          </table:table-cell>
          <table:table-cell office:value-type="float" office:value="-100" calcext:value-type="float">
            <text:p>-100</text:p>
          </table:table-cell>
          <table:table-cell table:formula="of:=3.0857*10^(19)*[.C19]" office:value-type="float" office:value="3.70284E+020" calcext:value-type="float">
            <text:p/>
          </table:table-cell>
          <table:table-cell table:formula="of:=1000*[.D19]" office:value-type="float" office:value="-100000" calcext:value-type="float">
            <text:p/>
          </table:table-cell>
          <table:table-cell table:formula="of:=1/[.E19]" office:value-type="float" office:value="2.7006297868663E-021" calcext:value-type="float">
            <text:p/>
          </table:table-cell>
          <table:table-cell table:formula="of:=SUM([.G$2:.G19])" office:value-type="float" office:value="3.08872466132134E-020" calcext:value-type="float">
            <text:p/>
          </table:table-cell>
          <table:table-cell table:formula="of:=[.H19]/3.0857*10^(19)" office:value-type="float" office:value="0.100098021885515" calcext:value-type="float">
            <text:p/>
          </table:table-cell>
          <table:table-cell table:formula="of:=[.F19]^2" office:value-type="float" office:value="10000000000" calcext:value-type="float">
            <text:p/>
          </table:table-cell>
          <table:table-cell table:formula="of:=SUM([.J$2:.J19])" office:value-type="float" office:value="318356000000" calcext:value-type="float">
            <text:p/>
          </table:table-cell>
          <table:table-cell table:formula="of:=[.K19]/[.H19]" office:value-type="float" office:value="1.03070372049223E+031" calcext:value-type="float">
            <text:p/>
          </table:table-cell>
          <table:table-cell table:formula="of:=[.L19]*3/(6.6738*10^(-11))" office:value-type="float" office:value="4.63320920836208E+041" calcext:value-type="float">
            <text:p/>
          </table:table-cell>
          <table:table-cell table:formula="of:=[.M19]/(1.988*10^(30))" office:value-type="float" office:value="233058813297.891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81" calcext:value-type="float">
            <text:p>6681</text:p>
          </table:table-cell>
          <table:table-cell office:value-type="float" office:value="11.5" calcext:value-type="float">
            <text:p>11.5</text:p>
          </table:table-cell>
          <table:table-cell office:value-type="float" office:value="229" calcext:value-type="float">
            <text:p>229</text:p>
          </table:table-cell>
          <table:table-cell table:formula="of:=3.0857*10^(19)*[.C20]" office:value-type="float" office:value="3.548555E+020" calcext:value-type="float">
            <text:p/>
          </table:table-cell>
          <table:table-cell table:formula="of:=1000*[.D20]" office:value-type="float" office:value="229000" calcext:value-type="float">
            <text:p/>
          </table:table-cell>
          <table:table-cell table:formula="of:=1/[.E20]" office:value-type="float" office:value="2.81804847325179E-021" calcext:value-type="float">
            <text:p/>
          </table:table-cell>
          <table:table-cell table:formula="of:=SUM([.G$2:.G20])" office:value-type="float" office:value="3.37052950864652E-020" calcext:value-type="float">
            <text:p/>
          </table:table-cell>
          <table:table-cell table:formula="of:=[.H20]/3.0857*10^(19)" office:value-type="float" office:value="0.109230628662751" calcext:value-type="float">
            <text:p/>
          </table:table-cell>
          <table:table-cell table:formula="of:=[.F20]^2" office:value-type="float" office:value="52441000000" calcext:value-type="float">
            <text:p/>
          </table:table-cell>
          <table:table-cell table:formula="of:=SUM([.J$2:.J20])" office:value-type="float" office:value="370797000000" calcext:value-type="float">
            <text:p/>
          </table:table-cell>
          <table:table-cell table:formula="of:=[.K20]/[.H20]" office:value-type="float" office:value="1.10011497911169E+031" calcext:value-type="float">
            <text:p/>
          </table:table-cell>
          <table:table-cell table:formula="of:=[.L20]*3/(6.6738*10^(-11))" office:value-type="float" office:value="4.94522601416745E+041" calcext:value-type="float">
            <text:p/>
          </table:table-cell>
          <table:table-cell table:formula="of:=[.M20]/(1.988*10^(30))" office:value-type="float" office:value="248753823650.274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41" calcext:value-type="float">
            <text:p>6341</text:p>
          </table:table-cell>
          <table:table-cell office:value-type="float" office:value="11.1" calcext:value-type="float">
            <text:p>11.1</text:p>
          </table:table-cell>
          <table:table-cell office:value-type="float" office:value="103" calcext:value-type="float">
            <text:p>103</text:p>
          </table:table-cell>
          <table:table-cell table:formula="of:=3.0857*10^(19)*[.C21]" office:value-type="float" office:value="3.425127E+020" calcext:value-type="float">
            <text:p/>
          </table:table-cell>
          <table:table-cell table:formula="of:=1000*[.D21]" office:value-type="float" office:value="103000" calcext:value-type="float">
            <text:p/>
          </table:table-cell>
          <table:table-cell table:formula="of:=1/[.E21]" office:value-type="float" office:value="2.91959976958519E-021" calcext:value-type="float">
            <text:p/>
          </table:table-cell>
          <table:table-cell table:formula="of:=SUM([.G$2:.G21])" office:value-type="float" office:value="3.66248948560504E-020" calcext:value-type="float">
            <text:p/>
          </table:table-cell>
          <table:table-cell table:formula="of:=[.H21]/3.0857*10^(19)" office:value-type="float" office:value="0.118692338386915" calcext:value-type="float">
            <text:p/>
          </table:table-cell>
          <table:table-cell table:formula="of:=[.F21]^2" office:value-type="float" office:value="10609000000" calcext:value-type="float">
            <text:p/>
          </table:table-cell>
          <table:table-cell table:formula="of:=SUM([.J$2:.J21])" office:value-type="float" office:value="381406000000" calcext:value-type="float">
            <text:p/>
          </table:table-cell>
          <table:table-cell table:formula="of:=[.K21]/[.H21]" office:value-type="float" office:value="1.04138455959824E+031" calcext:value-type="float">
            <text:p/>
          </table:table-cell>
          <table:table-cell table:formula="of:=[.L21]*3/(6.6738*10^(-11))" office:value-type="float" office:value="4.68122161106826E+041" calcext:value-type="float">
            <text:p/>
          </table:table-cell>
          <table:table-cell table:formula="of:=[.M21]/(1.988*10^(30))" office:value-type="float" office:value="235473924098.001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90" calcext:value-type="float">
            <text:p>4590</text:p>
          </table:table-cell>
          <table:table-cell office:value-type="float" office:value="10.8" calcext:value-type="float">
            <text:p>10.8</text:p>
          </table:table-cell>
          <table:table-cell office:value-type="float" office:value="-292" calcext:value-type="float">
            <text:p>-292</text:p>
          </table:table-cell>
          <table:table-cell table:formula="of:=3.0857*10^(19)*[.C22]" office:value-type="float" office:value="3.332556E+020" calcext:value-type="float">
            <text:p/>
          </table:table-cell>
          <table:table-cell table:formula="of:=1000*[.D22]" office:value-type="float" office:value="-292000" calcext:value-type="float">
            <text:p/>
          </table:table-cell>
          <table:table-cell table:formula="of:=1/[.E22]" office:value-type="float" office:value="3.00069976318477E-021" calcext:value-type="float">
            <text:p/>
          </table:table-cell>
          <table:table-cell table:formula="of:=SUM([.G$2:.G22])" office:value-type="float" office:value="3.96255946192351E-020" calcext:value-type="float">
            <text:p/>
          </table:table-cell>
          <table:table-cell table:formula="of:=[.H22]/3.0857*10^(19)" office:value-type="float" office:value="0.128416873381194" calcext:value-type="float">
            <text:p/>
          </table:table-cell>
          <table:table-cell table:formula="of:=[.F22]^2" office:value-type="float" office:value="85264000000" calcext:value-type="float">
            <text:p/>
          </table:table-cell>
          <table:table-cell table:formula="of:=SUM([.J$2:.J22])" office:value-type="float" office:value="466670000000" calcext:value-type="float">
            <text:p/>
          </table:table-cell>
          <table:table-cell table:formula="of:=[.K22]/[.H22]" office:value-type="float" office:value="1.17769841559291E+031" calcext:value-type="float">
            <text:p/>
          </table:table-cell>
          <table:table-cell table:formula="of:=[.L22]*3/(6.6738*10^(-11))" office:value-type="float" office:value="5.29397831337277E+041" calcext:value-type="float">
            <text:p/>
          </table:table-cell>
          <table:table-cell table:formula="of:=[.M22]/(1.988*10^(30))" office:value-type="float" office:value="266296695843.701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99" calcext:value-type="float">
            <text:p>7099</text:p>
          </table:table-cell>
          <table:table-cell office:value-type="float" office:value="10" calcext:value-type="float">
            <text:p>10</text:p>
          </table:table-cell>
          <table:table-cell office:value-type="float" office:value="-72" calcext:value-type="float">
            <text:p>-72</text:p>
          </table:table-cell>
          <table:table-cell table:formula="of:=3.0857*10^(19)*[.C23]" office:value-type="float" office:value="3.0857E+020" calcext:value-type="float">
            <text:p/>
          </table:table-cell>
          <table:table-cell table:formula="of:=1000*[.D23]" office:value-type="float" office:value="-72000" calcext:value-type="float">
            <text:p/>
          </table:table-cell>
          <table:table-cell table:formula="of:=1/[.E23]" office:value-type="float" office:value="3.24075574423956E-021" calcext:value-type="float">
            <text:p/>
          </table:table-cell>
          <table:table-cell table:formula="of:=SUM([.G$2:.G23])" office:value-type="float" office:value="4.28663503634747E-020" calcext:value-type="float">
            <text:p/>
          </table:table-cell>
          <table:table-cell table:formula="of:=[.H23]/3.0857*10^(19)" office:value-type="float" office:value="0.138919371175016" calcext:value-type="float">
            <text:p/>
          </table:table-cell>
          <table:table-cell table:formula="of:=[.F23]^2" office:value-type="float" office:value="5184000000" calcext:value-type="float">
            <text:p/>
          </table:table-cell>
          <table:table-cell table:formula="of:=SUM([.J$2:.J23])" office:value-type="float" office:value="471854000000" calcext:value-type="float">
            <text:p/>
          </table:table-cell>
          <table:table-cell table:formula="of:=[.K23]/[.H23]" office:value-type="float" office:value="1.10075617821212E+031" calcext:value-type="float">
            <text:p/>
          </table:table-cell>
          <table:table-cell table:formula="of:=[.L23]*3/(6.6738*10^(-11))" office:value-type="float" office:value="4.94810832604566E+041" calcext:value-type="float">
            <text:p/>
          </table:table-cell>
          <table:table-cell table:formula="of:=[.M23]/(1.988*10^(30))" office:value-type="float" office:value="248898809157.226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05" calcext:value-type="float">
            <text:p>6205</text:p>
          </table:table-cell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  <table:table-cell table:formula="of:=3.0857*10^(19)*[.C24]" office:value-type="float" office:value="2.77713E+020" calcext:value-type="float">
            <text:p/>
          </table:table-cell>
          <table:table-cell table:formula="of:=1000*[.D24]" office:value-type="float" office:value="-36000" calcext:value-type="float">
            <text:p/>
          </table:table-cell>
          <table:table-cell table:formula="of:=1/[.E24]" office:value-type="float" office:value="3.60083971582173E-021" calcext:value-type="float">
            <text:p/>
          </table:table-cell>
          <table:table-cell table:formula="of:=SUM([.G$2:.G24])" office:value-type="float" office:value="4.64671900792964E-020" calcext:value-type="float">
            <text:p/>
          </table:table-cell>
          <table:table-cell table:formula="of:=[.H24]/3.0857*10^(19)" office:value-type="float" office:value="0.150588813168151" calcext:value-type="float">
            <text:p/>
          </table:table-cell>
          <table:table-cell table:formula="of:=[.F24]^2" office:value-type="float" office:value="1296000000" calcext:value-type="float">
            <text:p/>
          </table:table-cell>
          <table:table-cell table:formula="of:=SUM([.J$2:.J24])" office:value-type="float" office:value="473150000000" calcext:value-type="float">
            <text:p/>
          </table:table-cell>
          <table:table-cell table:formula="of:=[.K24]/[.H24]" office:value-type="float" office:value="1.01824534514045E+031" calcext:value-type="float">
            <text:p/>
          </table:table-cell>
          <table:table-cell table:formula="of:=[.L24]*3/(6.6738*10^(-11))" office:value-type="float" office:value="4.57720644223882E+041" calcext:value-type="float">
            <text:p/>
          </table:table-cell>
          <table:table-cell table:formula="of:=[.M24]/(1.988*10^(30))" office:value-type="float" office:value="230241772748.432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84" calcext:value-type="float">
            <text:p>6284</text:p>
          </table:table-cell>
          <table:table-cell office:value-type="float" office:value="8.6" calcext:value-type="float">
            <text:p>8.6</text:p>
          </table:table-cell>
          <table:table-cell office:value-type="float" office:value="37" calcext:value-type="float">
            <text:p>37</text:p>
          </table:table-cell>
          <table:table-cell table:formula="of:=3.0857*10^(19)*[.C25]" office:value-type="float" office:value="2.653702E+020" calcext:value-type="float">
            <text:p/>
          </table:table-cell>
          <table:table-cell table:formula="of:=1000*[.D25]" office:value-type="float" office:value="37000" calcext:value-type="float">
            <text:p/>
          </table:table-cell>
          <table:table-cell table:formula="of:=1/[.E25]" office:value-type="float" office:value="3.76832063283669E-021" calcext:value-type="float">
            <text:p/>
          </table:table-cell>
          <table:table-cell table:formula="of:=SUM([.G$2:.G25])" office:value-type="float" office:value="5.02355107121331E-020" calcext:value-type="float">
            <text:p/>
          </table:table-cell>
          <table:table-cell table:formula="of:=[.H25]/3.0857*10^(19)" office:value-type="float" office:value="0.162801019905153" calcext:value-type="float">
            <text:p/>
          </table:table-cell>
          <table:table-cell table:formula="of:=[.F25]^2" office:value-type="float" office:value="1369000000" calcext:value-type="float">
            <text:p/>
          </table:table-cell>
          <table:table-cell table:formula="of:=SUM([.J$2:.J25])" office:value-type="float" office:value="474519000000" calcext:value-type="float">
            <text:p/>
          </table:table-cell>
          <table:table-cell table:formula="of:=[.K25]/[.H25]" office:value-type="float" office:value="9.44588784454006E+030" calcext:value-type="float">
            <text:p/>
          </table:table-cell>
          <table:table-cell table:formula="of:=[.L25]*3/(6.6738*10^(-11))" office:value-type="float" office:value="4.24610619641287E+041" calcext:value-type="float">
            <text:p/>
          </table:table-cell>
          <table:table-cell table:formula="of:=[.M25]/(1.988*10^(30))" office:value-type="float" office:value="213586830805.476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52" calcext:value-type="float">
            <text:p>6652</text:p>
          </table:table-cell>
          <table:table-cell office:value-type="float" office:value="7.4" calcext:value-type="float">
            <text:p>7.4</text:p>
          </table:table-cell>
          <table:table-cell office:value-type="float" office:value="-98" calcext:value-type="float">
            <text:p>-98</text:p>
          </table:table-cell>
          <table:table-cell table:formula="of:=3.0857*10^(19)*[.C26]" office:value-type="float" office:value="2.283418E+020" calcext:value-type="float">
            <text:p/>
          </table:table-cell>
          <table:table-cell table:formula="of:=1000*[.D26]" office:value-type="float" office:value="-98000" calcext:value-type="float">
            <text:p/>
          </table:table-cell>
          <table:table-cell table:formula="of:=1/[.E26]" office:value-type="float" office:value="4.37939965437778E-021" calcext:value-type="float">
            <text:p/>
          </table:table-cell>
          <table:table-cell table:formula="of:=SUM([.G$2:.G26])" office:value-type="float" office:value="5.46149103665109E-020" calcext:value-type="float">
            <text:p/>
          </table:table-cell>
          <table:table-cell table:formula="of:=[.H26]/3.0857*10^(19)" office:value-type="float" office:value="0.176993584491399" calcext:value-type="float">
            <text:p/>
          </table:table-cell>
          <table:table-cell table:formula="of:=[.F26]^2" office:value-type="float" office:value="9604000000" calcext:value-type="float">
            <text:p/>
          </table:table-cell>
          <table:table-cell table:formula="of:=SUM([.J$2:.J26])" office:value-type="float" office:value="484123000000" calcext:value-type="float">
            <text:p/>
          </table:table-cell>
          <table:table-cell table:formula="of:=[.K26]/[.H26]" office:value-type="float" office:value="8.86430091619921E+030" calcext:value-type="float">
            <text:p/>
          </table:table-cell>
          <table:table-cell table:formula="of:=[.L26]*3/(6.6738*10^(-11))" office:value-type="float" office:value="3.98467181344925E+041" calcext:value-type="float">
            <text:p/>
          </table:table-cell>
          <table:table-cell table:formula="of:=[.M26]/(1.988*10^(30))" office:value-type="float" office:value="200436207919.983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86" calcext:value-type="float">
            <text:p>5986</text:p>
          </table:table-cell>
          <table:table-cell office:value-type="float" office:value="7.2" calcext:value-type="float">
            <text:p>7.2</text:p>
          </table:table-cell>
          <table:table-cell office:value-type="float" office:value="-79" calcext:value-type="float">
            <text:p>-79</text:p>
          </table:table-cell>
          <table:table-cell table:formula="of:=3.0857*10^(19)*[.C27]" office:value-type="float" office:value="2.221704E+020" calcext:value-type="float">
            <text:p/>
          </table:table-cell>
          <table:table-cell table:formula="of:=1000*[.D27]" office:value-type="float" office:value="-79000" calcext:value-type="float">
            <text:p/>
          </table:table-cell>
          <table:table-cell table:formula="of:=1/[.E27]" office:value-type="float" office:value="4.50104964477716E-021" calcext:value-type="float">
            <text:p/>
          </table:table-cell>
          <table:table-cell table:formula="of:=SUM([.G$2:.G27])" office:value-type="float" office:value="5.91159600112881E-020" calcext:value-type="float">
            <text:p/>
          </table:table-cell>
          <table:table-cell table:formula="of:=[.H27]/3.0857*10^(19)" office:value-type="float" office:value="0.191580386982818" calcext:value-type="float">
            <text:p/>
          </table:table-cell>
          <table:table-cell table:formula="of:=[.F27]^2" office:value-type="float" office:value="6241000000" calcext:value-type="float">
            <text:p/>
          </table:table-cell>
          <table:table-cell table:formula="of:=SUM([.J$2:.J27])" office:value-type="float" office:value="490364000000" calcext:value-type="float">
            <text:p/>
          </table:table-cell>
          <table:table-cell table:formula="of:=[.K27]/[.H27]" office:value-type="float" office:value="8.29495114189749E+030" calcext:value-type="float">
            <text:p/>
          </table:table-cell>
          <table:table-cell table:formula="of:=[.L27]*3/(6.6738*10^(-11))" office:value-type="float" office:value="3.72873826391148E+041" calcext:value-type="float">
            <text:p/>
          </table:table-cell>
          <table:table-cell table:formula="of:=[.M27]/(1.988*10^(30))" office:value-type="float" office:value="187562286917.077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04" calcext:value-type="float">
            <text:p>5904</text:p>
          </table:table-cell>
          <table:table-cell office:value-type="float" office:value="7.1" calcext:value-type="float">
            <text:p>7.1</text:p>
          </table:table-cell>
          <table:table-cell office:value-type="float" office:value="80" calcext:value-type="float">
            <text:p>80</text:p>
          </table:table-cell>
          <table:table-cell table:formula="of:=3.0857*10^(19)*[.C28]" office:value-type="float" office:value="2.190847E+020" calcext:value-type="float">
            <text:p/>
          </table:table-cell>
          <table:table-cell table:formula="of:=1000*[.D28]" office:value-type="float" office:value="80000" calcext:value-type="float">
            <text:p/>
          </table:table-cell>
          <table:table-cell table:formula="of:=1/[.E28]" office:value-type="float" office:value="4.56444471019656E-021" calcext:value-type="float">
            <text:p/>
          </table:table-cell>
          <table:table-cell table:formula="of:=SUM([.G$2:.G28])" office:value-type="float" office:value="6.36804047214846E-020" calcext:value-type="float">
            <text:p/>
          </table:table-cell>
          <table:table-cell table:formula="of:=[.H28]/3.0857*10^(19)" office:value-type="float" office:value="0.206372637396651" calcext:value-type="float">
            <text:p/>
          </table:table-cell>
          <table:table-cell table:formula="of:=[.F28]^2" office:value-type="float" office:value="6400000000" calcext:value-type="float">
            <text:p/>
          </table:table-cell>
          <table:table-cell table:formula="of:=SUM([.J$2:.J28])" office:value-type="float" office:value="496764000000" calcext:value-type="float">
            <text:p/>
          </table:table-cell>
          <table:table-cell table:formula="of:=[.K28]/[.H28]" office:value-type="float" office:value="7.80089263208468E+030" calcext:value-type="float">
            <text:p/>
          </table:table-cell>
          <table:table-cell table:formula="of:=[.L28]*3/(6.6738*10^(-11))" office:value-type="float" office:value="3.50664956939885E+041" calcext:value-type="float">
            <text:p/>
          </table:table-cell>
          <table:table-cell table:formula="of:=[.M28]/(1.988*10^(30))" office:value-type="float" office:value="176390823410.405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71" calcext:value-type="float">
            <text:p>6171</text:p>
          </table:table-cell>
          <table:table-cell office:value-type="float" office:value="6.7" calcext:value-type="float">
            <text:p>6.7</text:p>
          </table:table-cell>
          <table:table-cell office:value-type="float" office:value="-109" calcext:value-type="float">
            <text:p>-109</text:p>
          </table:table-cell>
          <table:table-cell table:formula="of:=3.0857*10^(19)*[.C29]" office:value-type="float" office:value="2.067419E+020" calcext:value-type="float">
            <text:p/>
          </table:table-cell>
          <table:table-cell table:formula="of:=1000*[.D29]" office:value-type="float" office:value="-109000" calcext:value-type="float">
            <text:p/>
          </table:table-cell>
          <table:table-cell table:formula="of:=1/[.E29]" office:value-type="float" office:value="4.83694887199934E-021" calcext:value-type="float">
            <text:p/>
          </table:table-cell>
          <table:table-cell table:formula="of:=SUM([.G$2:.G29])" office:value-type="float" office:value="6.8517353593484E-020" calcext:value-type="float">
            <text:p/>
          </table:table-cell>
          <table:table-cell table:formula="of:=[.H29]/3.0857*10^(19)" office:value-type="float" office:value="0.222048007238176" calcext:value-type="float">
            <text:p/>
          </table:table-cell>
          <table:table-cell table:formula="of:=[.F29]^2" office:value-type="float" office:value="11881000000" calcext:value-type="float">
            <text:p/>
          </table:table-cell>
          <table:table-cell table:formula="of:=SUM([.J$2:.J29])" office:value-type="float" office:value="508645000000" calcext:value-type="float">
            <text:p/>
          </table:table-cell>
          <table:table-cell table:formula="of:=[.K29]/[.H29]" office:value-type="float" office:value="7.42359378060353E+030" calcext:value-type="float">
            <text:p/>
          </table:table-cell>
          <table:table-cell table:formula="of:=[.L29]*3/(6.6738*10^(-11))" office:value-type="float" office:value="3.33704656145083E+041" calcext:value-type="float">
            <text:p/>
          </table:table-cell>
          <table:table-cell table:formula="of:=[.M29]/(1.988*10^(30))" office:value-type="float" office:value="167859484982.436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40" calcext:value-type="float">
            <text:p>6440</text:p>
          </table:table-cell>
          <table:table-cell office:value-type="float" office:value="6.5" calcext:value-type="float">
            <text:p>6.5</text:p>
          </table:table-cell>
          <table:table-cell office:value-type="float" office:value="-76" calcext:value-type="float">
            <text:p>-76</text:p>
          </table:table-cell>
          <table:table-cell table:formula="of:=3.0857*10^(19)*[.C30]" office:value-type="float" office:value="2.005705E+020" calcext:value-type="float">
            <text:p/>
          </table:table-cell>
          <table:table-cell table:formula="of:=1000*[.D30]" office:value-type="float" office:value="-76000" calcext:value-type="float">
            <text:p/>
          </table:table-cell>
          <table:table-cell table:formula="of:=1/[.E30]" office:value-type="float" office:value="4.98577806806086E-021" calcext:value-type="float">
            <text:p/>
          </table:table-cell>
          <table:table-cell table:formula="of:=SUM([.G$2:.G30])" office:value-type="float" office:value="7.35031316615448E-020" calcext:value-type="float">
            <text:p/>
          </table:table-cell>
          <table:table-cell table:formula="of:=[.H30]/3.0857*10^(19)" office:value-type="float" office:value="0.238205696151748" calcext:value-type="float">
            <text:p/>
          </table:table-cell>
          <table:table-cell table:formula="of:=[.F30]^2" office:value-type="float" office:value="5776000000" calcext:value-type="float">
            <text:p/>
          </table:table-cell>
          <table:table-cell table:formula="of:=SUM([.J$2:.J30])" office:value-type="float" office:value="514421000000" calcext:value-type="float">
            <text:p/>
          </table:table-cell>
          <table:table-cell table:formula="of:=[.K30]/[.H30]" office:value-type="float" office:value="6.99862697508892E+030" calcext:value-type="float">
            <text:p/>
          </table:table-cell>
          <table:table-cell table:formula="of:=[.L30]*3/(6.6738*10^(-11))" office:value-type="float" office:value="3.14601590177512E+041" calcext:value-type="float">
            <text:p/>
          </table:table-cell>
          <table:table-cell table:formula="of:=[.M30]/(1.988*10^(30))" office:value-type="float" office:value="158250296869.976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38" calcext:value-type="float">
            <text:p>6638</text:p>
          </table:table-cell>
          <table:table-cell office:value-type="float" office:value="6.2" calcext:value-type="float">
            <text:p>6.2</text:p>
          </table:table-cell>
          <table:table-cell office:value-type="float" office:value="46" calcext:value-type="float">
            <text:p>46</text:p>
          </table:table-cell>
          <table:table-cell table:formula="of:=3.0857*10^(19)*[.C31]" office:value-type="float" office:value="1.913134E+020" calcext:value-type="float">
            <text:p/>
          </table:table-cell>
          <table:table-cell table:formula="of:=1000*[.D31]" office:value-type="float" office:value="46000" calcext:value-type="float">
            <text:p/>
          </table:table-cell>
          <table:table-cell table:formula="of:=1/[.E31]" office:value-type="float" office:value="5.22702539393477E-021" calcext:value-type="float">
            <text:p/>
          </table:table-cell>
          <table:table-cell table:formula="of:=SUM([.G$2:.G31])" office:value-type="float" office:value="7.87301570554796E-020" calcext:value-type="float">
            <text:p/>
          </table:table-cell>
          <table:table-cell table:formula="of:=[.H31]/3.0857*10^(19)" office:value-type="float" office:value="0.255145208722428" calcext:value-type="float">
            <text:p/>
          </table:table-cell>
          <table:table-cell table:formula="of:=[.F31]^2" office:value-type="float" office:value="2116000000" calcext:value-type="float">
            <text:p/>
          </table:table-cell>
          <table:table-cell table:formula="of:=SUM([.J$2:.J31])" office:value-type="float" office:value="516537000000" calcext:value-type="float">
            <text:p/>
          </table:table-cell>
          <table:table-cell table:formula="of:=[.K31]/[.H31]" office:value-type="float" office:value="6.56085316375029E+030" calcext:value-type="float">
            <text:p/>
          </table:table-cell>
          <table:table-cell table:formula="of:=[.L31]*3/(6.6738*10^(-11))" office:value-type="float" office:value="2.94922824946071E+041" calcext:value-type="float">
            <text:p/>
          </table:table-cell>
          <table:table-cell table:formula="of:=[.M31]/(1.988*10^(30))" office:value-type="float" office:value="148351521602.651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56" calcext:value-type="float">
            <text:p>6656</text:p>
          </table:table-cell>
          <table:table-cell office:value-type="float" office:value="6.2" calcext:value-type="float">
            <text:p>6.2</text:p>
          </table:table-cell>
          <table:table-cell office:value-type="float" office:value="-83" calcext:value-type="float">
            <text:p>-83</text:p>
          </table:table-cell>
          <table:table-cell table:formula="of:=3.0857*10^(19)*[.C32]" office:value-type="float" office:value="1.913134E+020" calcext:value-type="float">
            <text:p/>
          </table:table-cell>
          <table:table-cell table:formula="of:=1000*[.D32]" office:value-type="float" office:value="-83000" calcext:value-type="float">
            <text:p/>
          </table:table-cell>
          <table:table-cell table:formula="of:=1/[.E32]" office:value-type="float" office:value="5.22702539393477E-021" calcext:value-type="float">
            <text:p/>
          </table:table-cell>
          <table:table-cell table:formula="of:=SUM([.G$2:.G32])" office:value-type="float" office:value="8.39571824494144E-020" calcext:value-type="float">
            <text:p/>
          </table:table-cell>
          <table:table-cell table:formula="of:=[.H32]/3.0857*10^(19)" office:value-type="float" office:value="0.272084721293108" calcext:value-type="float">
            <text:p/>
          </table:table-cell>
          <table:table-cell table:formula="of:=[.F32]^2" office:value-type="float" office:value="6889000000" calcext:value-type="float">
            <text:p/>
          </table:table-cell>
          <table:table-cell table:formula="of:=SUM([.J$2:.J32])" office:value-type="float" office:value="523426000000" calcext:value-type="float">
            <text:p/>
          </table:table-cell>
          <table:table-cell table:formula="of:=[.K32]/[.H32]" office:value-type="float" office:value="6.23443980287658E+030" calcext:value-type="float">
            <text:p/>
          </table:table-cell>
          <table:table-cell table:formula="of:=[.L32]*3/(6.6738*10^(-11))" office:value-type="float" office:value="2.80249923711075E+041" calcext:value-type="float">
            <text:p/>
          </table:table-cell>
          <table:table-cell table:formula="of:=[.M32]/(1.988*10^(30))" office:value-type="float" office:value="140970786574.988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26" calcext:value-type="float">
            <text:p>6626</text:p>
          </table:table-cell>
          <table:table-cell office:value-type="float" office:value="5.2" calcext:value-type="float">
            <text:p>5.2</text:p>
          </table:table-cell>
          <table:table-cell office:value-type="float" office:value="57" calcext:value-type="float">
            <text:p>57</text:p>
          </table:table-cell>
          <table:table-cell table:formula="of:=3.0857*10^(19)*[.C33]" office:value-type="float" office:value="1.604564E+020" calcext:value-type="float">
            <text:p/>
          </table:table-cell>
          <table:table-cell table:formula="of:=1000*[.D33]" office:value-type="float" office:value="57000" calcext:value-type="float">
            <text:p/>
          </table:table-cell>
          <table:table-cell table:formula="of:=1/[.E33]" office:value-type="float" office:value="6.23222258507607E-021" calcext:value-type="float">
            <text:p/>
          </table:table-cell>
          <table:table-cell table:formula="of:=SUM([.G$2:.G33])" office:value-type="float" office:value="9.01894050344904E-020" calcext:value-type="float">
            <text:p/>
          </table:table-cell>
          <table:table-cell table:formula="of:=[.H33]/3.0857*10^(19)" office:value-type="float" office:value="0.292281832435073" calcext:value-type="float">
            <text:p/>
          </table:table-cell>
          <table:table-cell table:formula="of:=[.F33]^2" office:value-type="float" office:value="3249000000" calcext:value-type="float">
            <text:p/>
          </table:table-cell>
          <table:table-cell table:formula="of:=SUM([.J$2:.J33])" office:value-type="float" office:value="526675000000" calcext:value-type="float">
            <text:p/>
          </table:table-cell>
          <table:table-cell table:formula="of:=[.K33]/[.H33]" office:value-type="float" office:value="5.8396548884937E+030" calcext:value-type="float">
            <text:p/>
          </table:table-cell>
          <table:table-cell table:formula="of:=[.L33]*3/(6.6738*10^(-11))" office:value-type="float" office:value="2.62503591139697E+041" calcext:value-type="float">
            <text:p/>
          </table:table-cell>
          <table:table-cell table:formula="of:=[.M33]/(1.988*10^(30))" office:value-type="float" office:value="132044059929.425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18" calcext:value-type="float">
            <text:p>621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formula="of:=3.0857*10^(19)*[.C34]" office:value-type="float" office:value="1.54285E+020" calcext:value-type="float">
            <text:p/>
          </table:table-cell>
          <table:table-cell table:formula="of:=1000*[.D34]" office:value-type="float" office:value="124000" calcext:value-type="float">
            <text:p/>
          </table:table-cell>
          <table:table-cell table:formula="of:=1/[.E34]" office:value-type="float" office:value="6.48151148847911E-021" calcext:value-type="float">
            <text:p/>
          </table:table-cell>
          <table:table-cell table:formula="of:=SUM([.G$2:.G34])" office:value-type="float" office:value="9.66709165229695E-020" calcext:value-type="float">
            <text:p/>
          </table:table-cell>
          <table:table-cell table:formula="of:=[.H34]/3.0857*10^(19)" office:value-type="float" office:value="0.313286828022716" calcext:value-type="float">
            <text:p/>
          </table:table-cell>
          <table:table-cell table:formula="of:=[.F34]^2" office:value-type="float" office:value="15376000000" calcext:value-type="float">
            <text:p/>
          </table:table-cell>
          <table:table-cell table:formula="of:=SUM([.J$2:.J34])" office:value-type="float" office:value="542051000000" calcext:value-type="float">
            <text:p/>
          </table:table-cell>
          <table:table-cell table:formula="of:=[.K34]/[.H34]" office:value-type="float" office:value="5.60717762380173E+030" calcext:value-type="float">
            <text:p/>
          </table:table-cell>
          <table:table-cell table:formula="of:=[.L34]*3/(6.6738*10^(-11))" office:value-type="float" office:value="2.52053296044311E+041" calcext:value-type="float">
            <text:p/>
          </table:table-cell>
          <table:table-cell table:formula="of:=[.M34]/(1.988*10^(30))" office:value-type="float" office:value="126787372255.689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93" calcext:value-type="float">
            <text:p>6293</text:p>
          </table:table-cell>
          <table:table-cell office:value-type="float" office:value="5" calcext:value-type="float">
            <text:p>5</text:p>
          </table:table-cell>
          <table:table-cell office:value-type="float" office:value="-63" calcext:value-type="float">
            <text:p>-63</text:p>
          </table:table-cell>
          <table:table-cell table:formula="of:=3.0857*10^(19)*[.C35]" office:value-type="float" office:value="1.54285E+020" calcext:value-type="float">
            <text:p/>
          </table:table-cell>
          <table:table-cell table:formula="of:=1000*[.D35]" office:value-type="float" office:value="-63000" calcext:value-type="float">
            <text:p/>
          </table:table-cell>
          <table:table-cell table:formula="of:=1/[.E35]" office:value-type="float" office:value="6.48151148847911E-021" calcext:value-type="float">
            <text:p/>
          </table:table-cell>
          <table:table-cell table:formula="of:=SUM([.G$2:.G35])" office:value-type="float" office:value="1.03152428011449E-019" calcext:value-type="float">
            <text:p/>
          </table:table-cell>
          <table:table-cell table:formula="of:=[.H35]/3.0857*10^(19)" office:value-type="float" office:value="0.334291823610359" calcext:value-type="float">
            <text:p/>
          </table:table-cell>
          <table:table-cell table:formula="of:=[.F35]^2" office:value-type="float" office:value="3969000000" calcext:value-type="float">
            <text:p/>
          </table:table-cell>
          <table:table-cell table:formula="of:=SUM([.J$2:.J35])" office:value-type="float" office:value="546020000000" calcext:value-type="float">
            <text:p/>
          </table:table-cell>
          <table:table-cell table:formula="of:=[.K35]/[.H35]" office:value-type="float" office:value="5.29333153398385E+030" calcext:value-type="float">
            <text:p/>
          </table:table-cell>
          <table:table-cell table:formula="of:=[.L35]*3/(6.6738*10^(-11))" office:value-type="float" office:value="2.37945317539506E+041" calcext:value-type="float">
            <text:p/>
          </table:table-cell>
          <table:table-cell table:formula="of:=[.M35]/(1.988*10^(30))" office:value-type="float" office:value="119690803591.301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54" calcext:value-type="float">
            <text:p>6254</text:p>
          </table:table-cell>
          <table:table-cell office:value-type="float" office:value="4.9" calcext:value-type="float">
            <text:p>4.9</text:p>
          </table:table-cell>
          <table:table-cell office:value-type="float" office:value="163" calcext:value-type="float">
            <text:p>163</text:p>
          </table:table-cell>
          <table:table-cell table:formula="of:=3.0857*10^(19)*[.C36]" office:value-type="float" office:value="1.511993E+020" calcext:value-type="float">
            <text:p/>
          </table:table-cell>
          <table:table-cell table:formula="of:=1000*[.D36]" office:value-type="float" office:value="163000" calcext:value-type="float">
            <text:p/>
          </table:table-cell>
          <table:table-cell table:formula="of:=1/[.E36]" office:value-type="float" office:value="6.61378723314195E-021" calcext:value-type="float">
            <text:p/>
          </table:table-cell>
          <table:table-cell table:formula="of:=SUM([.G$2:.G36])" office:value-type="float" office:value="1.09766215244591E-019" calcext:value-type="float">
            <text:p/>
          </table:table-cell>
          <table:table-cell table:formula="of:=[.H36]/3.0857*10^(19)" office:value-type="float" office:value="0.355725492577343" calcext:value-type="float">
            <text:p/>
          </table:table-cell>
          <table:table-cell table:formula="of:=[.F36]^2" office:value-type="float" office:value="26569000000" calcext:value-type="float">
            <text:p/>
          </table:table-cell>
          <table:table-cell table:formula="of:=SUM([.J$2:.J36])" office:value-type="float" office:value="572589000000" calcext:value-type="float">
            <text:p/>
          </table:table-cell>
          <table:table-cell table:formula="of:=[.K36]/[.H36]" office:value-type="float" office:value="5.2164411310357E+030" calcext:value-type="float">
            <text:p/>
          </table:table-cell>
          <table:table-cell table:formula="of:=[.L36]*3/(6.6738*10^(-11))" office:value-type="float" office:value="2.34488947722543E+041" calcext:value-type="float">
            <text:p/>
          </table:table-cell>
          <table:table-cell table:formula="of:=[.M36]/(1.988*10^(30))" office:value-type="float" office:value="117952186983.171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02" calcext:value-type="float">
            <text:p>6402</text:p>
          </table:table-cell>
          <table:table-cell office:value-type="float" office:value="4.4" calcext:value-type="float">
            <text:p>4.4</text:p>
          </table:table-cell>
          <table:table-cell office:value-type="float" office:value="-12" calcext:value-type="float">
            <text:p>-12</text:p>
          </table:table-cell>
          <table:table-cell table:formula="of:=3.0857*10^(19)*[.C37]" office:value-type="float" office:value="1.357708E+020" calcext:value-type="float">
            <text:p/>
          </table:table-cell>
          <table:table-cell table:formula="of:=1000*[.D37]" office:value-type="float" office:value="-12000" calcext:value-type="float">
            <text:p/>
          </table:table-cell>
          <table:table-cell table:formula="of:=1/[.E37]" office:value-type="float" office:value="7.36535396418081E-021" calcext:value-type="float">
            <text:p/>
          </table:table-cell>
          <table:table-cell table:formula="of:=SUM([.G$2:.G37])" office:value-type="float" office:value="1.17131569208771E-019" calcext:value-type="float">
            <text:p/>
          </table:table-cell>
          <table:table-cell table:formula="of:=[.H37]/3.0857*10^(19)" office:value-type="float" office:value="0.379594805745119" calcext:value-type="float">
            <text:p/>
          </table:table-cell>
          <table:table-cell table:formula="of:=[.F37]^2" office:value-type="float" office:value="144000000" calcext:value-type="float">
            <text:p/>
          </table:table-cell>
          <table:table-cell table:formula="of:=SUM([.J$2:.J37])" office:value-type="float" office:value="572733000000" calcext:value-type="float">
            <text:p/>
          </table:table-cell>
          <table:table-cell table:formula="of:=[.K37]/[.H37]" office:value-type="float" office:value="4.88965531554674E+030" calcext:value-type="float">
            <text:p/>
          </table:table-cell>
          <table:table-cell table:formula="of:=[.L37]*3/(6.6738*10^(-11))" office:value-type="float" office:value="2.19799303944383E+041" calcext:value-type="float">
            <text:p/>
          </table:table-cell>
          <table:table-cell table:formula="of:=[.M37]/(1.988*10^(30))" office:value-type="float" office:value="110563030153.11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12" calcext:value-type="float">
            <text:p>6712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table:formula="of:=3.0857*10^(19)*[.C38]" office:value-type="float" office:value="1.326851E+020" calcext:value-type="float">
            <text:p/>
          </table:table-cell>
          <table:table-cell table:formula="of:=1000*[.D38]" office:value-type="float" office:value="5000" calcext:value-type="float">
            <text:p/>
          </table:table-cell>
          <table:table-cell table:formula="of:=1/[.E38]" office:value-type="float" office:value="7.53664126567339E-021" calcext:value-type="float">
            <text:p/>
          </table:table-cell>
          <table:table-cell table:formula="of:=SUM([.G$2:.G38])" office:value-type="float" office:value="1.24668210474445E-019" calcext:value-type="float">
            <text:p/>
          </table:table-cell>
          <table:table-cell table:formula="of:=[.H38]/3.0857*10^(19)" office:value-type="float" office:value="0.404019219219123" calcext:value-type="float">
            <text:p/>
          </table:table-cell>
          <table:table-cell table:formula="of:=[.F38]^2" office:value-type="float" office:value="25000000" calcext:value-type="float">
            <text:p/>
          </table:table-cell>
          <table:table-cell table:formula="of:=SUM([.J$2:.J38])" office:value-type="float" office:value="572758000000" calcext:value-type="float">
            <text:p/>
          </table:table-cell>
          <table:table-cell table:formula="of:=[.K38]/[.H38]" office:value-type="float" office:value="4.59425861508943E+030" calcext:value-type="float">
            <text:p/>
          </table:table-cell>
          <table:table-cell table:formula="of:=[.L38]*3/(6.6738*10^(-11))" office:value-type="float" office:value="2.06520660572212E+041" calcext:value-type="float">
            <text:p/>
          </table:table-cell>
          <table:table-cell table:formula="of:=[.M38]/(1.988*10^(30))" office:value-type="float" office:value="103883632078.577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04" calcext:value-type="float">
            <text:p>6304</text:p>
          </table:table-cell>
          <table:table-cell office:value-type="float" office:value="4.2" calcext:value-type="float">
            <text:p>4.2</text:p>
          </table:table-cell>
          <table:table-cell office:value-type="float" office:value="-93" calcext:value-type="float">
            <text:p>-93</text:p>
          </table:table-cell>
          <table:table-cell table:formula="of:=3.0857*10^(19)*[.C39]" office:value-type="float" office:value="1.295994E+020" calcext:value-type="float">
            <text:p/>
          </table:table-cell>
          <table:table-cell table:formula="of:=1000*[.D39]" office:value-type="float" office:value="-93000" calcext:value-type="float">
            <text:p/>
          </table:table-cell>
          <table:table-cell table:formula="of:=1/[.E39]" office:value-type="float" office:value="7.71608510533228E-021" calcext:value-type="float">
            <text:p/>
          </table:table-cell>
          <table:table-cell table:formula="of:=SUM([.G$2:.G39])" office:value-type="float" office:value="1.32384295579777E-019" calcext:value-type="float">
            <text:p/>
          </table:table-cell>
          <table:table-cell table:formula="of:=[.H39]/3.0857*10^(19)" office:value-type="float" office:value="0.42902516634727" calcext:value-type="float">
            <text:p/>
          </table:table-cell>
          <table:table-cell table:formula="of:=[.F39]^2" office:value-type="float" office:value="8649000000" calcext:value-type="float">
            <text:p/>
          </table:table-cell>
          <table:table-cell table:formula="of:=SUM([.J$2:.J39])" office:value-type="float" office:value="581407000000" calcext:value-type="float">
            <text:p/>
          </table:table-cell>
          <table:table-cell table:formula="of:=[.K39]/[.H39]" office:value-type="float" office:value="4.3918124687957E+030" calcext:value-type="float">
            <text:p/>
          </table:table-cell>
          <table:table-cell table:formula="of:=[.L39]*3/(6.6738*10^(-11))" office:value-type="float" office:value="1.9742032135196E+041" calcext:value-type="float">
            <text:p/>
          </table:table-cell>
          <table:table-cell table:formula="of:=[.M39]/(1.988*10^(30))" office:value-type="float" office:value="99305996655.9154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23" calcext:value-type="float">
            <text:p>6723</text:p>
          </table:table-cell>
          <table:table-cell office:value-type="float" office:value="3.6" calcext:value-type="float">
            <text:p>3.6</text:p>
          </table:table-cell>
          <table:table-cell office:value-type="float" office:value="17" calcext:value-type="float">
            <text:p>17</text:p>
          </table:table-cell>
          <table:table-cell table:formula="of:=3.0857*10^(19)*[.C40]" office:value-type="float" office:value="1.110852E+020" calcext:value-type="float">
            <text:p/>
          </table:table-cell>
          <table:table-cell table:formula="of:=1000*[.D40]" office:value-type="float" office:value="17000" calcext:value-type="float">
            <text:p/>
          </table:table-cell>
          <table:table-cell table:formula="of:=1/[.E40]" office:value-type="float" office:value="9.00209928955433E-021" calcext:value-type="float">
            <text:p/>
          </table:table-cell>
          <table:table-cell table:formula="of:=SUM([.G$2:.G40])" office:value-type="float" office:value="1.41386394869331E-019" calcext:value-type="float">
            <text:p/>
          </table:table-cell>
          <table:table-cell table:formula="of:=[.H40]/3.0857*10^(19)" office:value-type="float" office:value="0.458198771330108" calcext:value-type="float">
            <text:p/>
          </table:table-cell>
          <table:table-cell table:formula="of:=[.F40]^2" office:value-type="float" office:value="289000000" calcext:value-type="float">
            <text:p/>
          </table:table-cell>
          <table:table-cell table:formula="of:=SUM([.J$2:.J40])" office:value-type="float" office:value="581696000000" calcext:value-type="float">
            <text:p/>
          </table:table-cell>
          <table:table-cell table:formula="of:=[.K40]/[.H40]" office:value-type="float" office:value="4.11422895772681E+030" calcext:value-type="float">
            <text:p/>
          </table:table-cell>
          <table:table-cell table:formula="of:=[.L40]*3/(6.6738*10^(-11))" office:value-type="float" office:value="1.84942414713962E+041" calcext:value-type="float">
            <text:p/>
          </table:table-cell>
          <table:table-cell table:formula="of:=[.M40]/(1.988*10^(30))" office:value-type="float" office:value="93029383658.9348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24" calcext:value-type="float">
            <text:p>6624</text:p>
          </table:table-cell>
          <table:table-cell office:value-type="float" office:value="3.5" calcext:value-type="float">
            <text:p>3.5</text:p>
          </table:table-cell>
          <table:table-cell office:value-type="float" office:value="101" calcext:value-type="float">
            <text:p>101</text:p>
          </table:table-cell>
          <table:table-cell table:formula="of:=3.0857*10^(19)*[.C41]" office:value-type="float" office:value="1.079995E+020" calcext:value-type="float">
            <text:p/>
          </table:table-cell>
          <table:table-cell table:formula="of:=1000*[.D41]" office:value-type="float" office:value="101000" calcext:value-type="float">
            <text:p/>
          </table:table-cell>
          <table:table-cell table:formula="of:=1/[.E41]" office:value-type="float" office:value="9.25930212639874E-021" calcext:value-type="float">
            <text:p/>
          </table:table-cell>
          <table:table-cell table:formula="of:=SUM([.G$2:.G41])" office:value-type="float" office:value="1.5064569699573E-019" calcext:value-type="float">
            <text:p/>
          </table:table-cell>
          <table:table-cell table:formula="of:=[.H41]/3.0857*10^(19)" office:value-type="float" office:value="0.488205907883884" calcext:value-type="float">
            <text:p/>
          </table:table-cell>
          <table:table-cell table:formula="of:=[.F41]^2" office:value-type="float" office:value="10201000000" calcext:value-type="float">
            <text:p/>
          </table:table-cell>
          <table:table-cell table:formula="of:=SUM([.J$2:.J41])" office:value-type="float" office:value="591897000000" calcext:value-type="float">
            <text:p/>
          </table:table-cell>
          <table:table-cell table:formula="of:=[.K41]/[.H41]" office:value-type="float" office:value="3.92906675599753E+030" calcext:value-type="float">
            <text:p/>
          </table:table-cell>
          <table:table-cell table:formula="of:=[.L41]*3/(6.6738*10^(-11))" office:value-type="float" office:value="1.76619021666705E+041" calcext:value-type="float">
            <text:p/>
          </table:table-cell>
          <table:table-cell table:formula="of:=[.M41]/(1.988*10^(30))" office:value-type="float" office:value="88842566230.7372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93" calcext:value-type="float">
            <text:p>6093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table:formula="of:=3.0857*10^(19)*[.C42]" office:value-type="float" office:value="1.049138E+020" calcext:value-type="float">
            <text:p/>
          </table:table-cell>
          <table:table-cell table:formula="of:=1000*[.D42]" office:value-type="float" office:value="11000" calcext:value-type="float">
            <text:p/>
          </table:table-cell>
          <table:table-cell table:formula="of:=1/[.E42]" office:value-type="float" office:value="9.53163454188105E-021" calcext:value-type="float">
            <text:p/>
          </table:table-cell>
          <table:table-cell table:formula="of:=SUM([.G$2:.G42])" office:value-type="float" office:value="1.60177331537611E-019" calcext:value-type="float">
            <text:p/>
          </table:table-cell>
          <table:table-cell table:formula="of:=[.H42]/3.0857*10^(19)" office:value-type="float" office:value="0.519095607277477" calcext:value-type="float">
            <text:p/>
          </table:table-cell>
          <table:table-cell table:formula="of:=[.F42]^2" office:value-type="float" office:value="121000000" calcext:value-type="float">
            <text:p/>
          </table:table-cell>
          <table:table-cell table:formula="of:=SUM([.J$2:.J42])" office:value-type="float" office:value="592018000000" calcext:value-type="float">
            <text:p/>
          </table:table-cell>
          <table:table-cell table:formula="of:=[.K42]/[.H42]" office:value-type="float" office:value="3.69601612361103E+030" calcext:value-type="float">
            <text:p/>
          </table:table-cell>
          <table:table-cell table:formula="of:=[.L42]*3/(6.6738*10^(-11))" office:value-type="float" office:value="1.66142952603211E+041" calcext:value-type="float">
            <text:p/>
          </table:table-cell>
          <table:table-cell table:formula="of:=[.M42]/(1.988*10^(30))" office:value-type="float" office:value="83572913784.3113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73" calcext:value-type="float">
            <text:p>6273</text:p>
          </table:table-cell>
          <table:table-cell office:value-type="float" office:value="3.4" calcext:value-type="float">
            <text:p>3.4</text:p>
          </table:table-cell>
          <table:table-cell office:value-type="float" office:value="112" calcext:value-type="float">
            <text:p>112</text:p>
          </table:table-cell>
          <table:table-cell table:formula="of:=3.0857*10^(19)*[.C43]" office:value-type="float" office:value="1.049138E+020" calcext:value-type="float">
            <text:p/>
          </table:table-cell>
          <table:table-cell table:formula="of:=1000*[.D43]" office:value-type="float" office:value="112000" calcext:value-type="float">
            <text:p/>
          </table:table-cell>
          <table:table-cell table:formula="of:=1/[.E43]" office:value-type="float" office:value="9.53163454188105E-021" calcext:value-type="float">
            <text:p/>
          </table:table-cell>
          <table:table-cell table:formula="of:=SUM([.G$2:.G43])" office:value-type="float" office:value="1.69708966079492E-019" calcext:value-type="float">
            <text:p/>
          </table:table-cell>
          <table:table-cell table:formula="of:=[.H43]/3.0857*10^(19)" office:value-type="float" office:value="0.54998530667107" calcext:value-type="float">
            <text:p/>
          </table:table-cell>
          <table:table-cell table:formula="of:=[.F43]^2" office:value-type="float" office:value="12544000000" calcext:value-type="float">
            <text:p/>
          </table:table-cell>
          <table:table-cell table:formula="of:=SUM([.J$2:.J43])" office:value-type="float" office:value="604562000000" calcext:value-type="float">
            <text:p/>
          </table:table-cell>
          <table:table-cell table:formula="of:=[.K43]/[.H43]" office:value-type="float" office:value="3.56234566721019E+030" calcext:value-type="float">
            <text:p/>
          </table:table-cell>
          <table:table-cell table:formula="of:=[.L43]*3/(6.6738*10^(-11))" office:value-type="float" office:value="1.60134211418241E+041" calcext:value-type="float">
            <text:p/>
          </table:table-cell>
          <table:table-cell table:formula="of:=[.M43]/(1.988*10^(30))" office:value-type="float" office:value="80550408158.0689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637" calcext:value-type="float">
            <text:p>6637</text:p>
          </table:table-cell>
          <table:table-cell office:value-type="float" office:value="3.4" calcext:value-type="float">
            <text:p>3.4</text:p>
          </table:table-cell>
          <table:table-cell office:value-type="float" office:value="122" calcext:value-type="float">
            <text:p>122</text:p>
          </table:table-cell>
          <table:table-cell table:formula="of:=3.0857*10^(19)*[.C44]" office:value-type="float" office:value="1.049138E+020" calcext:value-type="float">
            <text:p/>
          </table:table-cell>
          <table:table-cell table:formula="of:=1000*[.D44]" office:value-type="float" office:value="122000" calcext:value-type="float">
            <text:p/>
          </table:table-cell>
          <table:table-cell table:formula="of:=1/[.E44]" office:value-type="float" office:value="9.53163454188105E-021" calcext:value-type="float">
            <text:p/>
          </table:table-cell>
          <table:table-cell table:formula="of:=SUM([.G$2:.G44])" office:value-type="float" office:value="1.79240600621373E-019" calcext:value-type="float">
            <text:p/>
          </table:table-cell>
          <table:table-cell table:formula="of:=[.H44]/3.0857*10^(19)" office:value-type="float" office:value="0.580875006064664" calcext:value-type="float">
            <text:p/>
          </table:table-cell>
          <table:table-cell table:formula="of:=[.F44]^2" office:value-type="float" office:value="14884000000" calcext:value-type="float">
            <text:p/>
          </table:table-cell>
          <table:table-cell table:formula="of:=SUM([.J$2:.J44])" office:value-type="float" office:value="619446000000" calcext:value-type="float">
            <text:p/>
          </table:table-cell>
          <table:table-cell table:formula="of:=[.K44]/[.H44]" office:value-type="float" office:value="3.45594691075887E+030" calcext:value-type="float">
            <text:p/>
          </table:table-cell>
          <table:table-cell table:formula="of:=[.L44]*3/(6.6738*10^(-11))" office:value-type="float" office:value="1.55351385002197E+041" calcext:value-type="float">
            <text:p/>
          </table:table-cell>
          <table:table-cell table:formula="of:=[.M44]/(1.988*10^(30))" office:value-type="float" office:value="78144559860.2601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715" calcext:value-type="float">
            <text:p>6715</text:p>
          </table:table-cell>
          <table:table-cell office:value-type="float" office:value="3.4" calcext:value-type="float">
            <text:p>3.4</text:p>
          </table:table-cell>
          <table:table-cell office:value-type="float" office:value="151" calcext:value-type="float">
            <text:p>151</text:p>
          </table:table-cell>
          <table:table-cell table:formula="of:=3.0857*10^(19)*[.C45]" office:value-type="float" office:value="1.049138E+020" calcext:value-type="float">
            <text:p/>
          </table:table-cell>
          <table:table-cell table:formula="of:=1000*[.D45]" office:value-type="float" office:value="151000" calcext:value-type="float">
            <text:p/>
          </table:table-cell>
          <table:table-cell table:formula="of:=1/[.E45]" office:value-type="float" office:value="9.53163454188105E-021" calcext:value-type="float">
            <text:p/>
          </table:table-cell>
          <table:table-cell table:formula="of:=SUM([.G$2:.G45])" office:value-type="float" office:value="1.88772235163254E-019" calcext:value-type="float">
            <text:p/>
          </table:table-cell>
          <table:table-cell table:formula="of:=[.H45]/3.0857*10^(19)" office:value-type="float" office:value="0.611764705458257" calcext:value-type="float">
            <text:p/>
          </table:table-cell>
          <table:table-cell table:formula="of:=[.F45]^2" office:value-type="float" office:value="22801000000" calcext:value-type="float">
            <text:p/>
          </table:table-cell>
          <table:table-cell table:formula="of:=SUM([.J$2:.J45])" office:value-type="float" office:value="642247000000" calcext:value-type="float">
            <text:p/>
          </table:table-cell>
          <table:table-cell table:formula="of:=[.K45]/[.H45]" office:value-type="float" office:value="3.40223232216629E+030" calcext:value-type="float">
            <text:p/>
          </table:table-cell>
          <table:table-cell table:formula="of:=[.L45]*3/(6.6738*10^(-11))" office:value-type="float" office:value="1.52936812108527E+041" calcext:value-type="float">
            <text:p/>
          </table:table-cell>
          <table:table-cell table:formula="of:=[.M45]/(1.988*10^(30))" office:value-type="float" office:value="76929985970.084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33" calcext:value-type="float">
            <text:p>6333</text:p>
          </table:table-cell>
          <table:table-cell office:value-type="float" office:value="3.1" calcext:value-type="float">
            <text:p>3.1</text:p>
          </table:table-cell>
          <table:table-cell office:value-type="float" office:value="272" calcext:value-type="float">
            <text:p>272</text:p>
          </table:table-cell>
          <table:table-cell table:formula="of:=3.0857*10^(19)*[.C46]" office:value-type="float" office:value="9.56567E+019" calcext:value-type="float">
            <text:p/>
          </table:table-cell>
          <table:table-cell table:formula="of:=1000*[.D46]" office:value-type="float" office:value="272000" calcext:value-type="float">
            <text:p/>
          </table:table-cell>
          <table:table-cell table:formula="of:=1/[.E46]" office:value-type="float" office:value="1.04540507878695E-020" calcext:value-type="float">
            <text:p/>
          </table:table-cell>
          <table:table-cell table:formula="of:=SUM([.G$2:.G46])" office:value-type="float" office:value="1.99226285951124E-019" calcext:value-type="float">
            <text:p/>
          </table:table-cell>
          <table:table-cell table:formula="of:=[.H46]/3.0857*10^(19)" office:value-type="float" office:value="0.645643730599617" calcext:value-type="float">
            <text:p/>
          </table:table-cell>
          <table:table-cell table:formula="of:=[.F46]^2" office:value-type="float" office:value="73984000000" calcext:value-type="float">
            <text:p/>
          </table:table-cell>
          <table:table-cell table:formula="of:=SUM([.J$2:.J46])" office:value-type="float" office:value="716231000000" calcext:value-type="float">
            <text:p/>
          </table:table-cell>
          <table:table-cell table:formula="of:=[.K46]/[.H46]" office:value-type="float" office:value="3.59506275279213E+030" calcext:value-type="float">
            <text:p/>
          </table:table-cell>
          <table:table-cell table:formula="of:=[.L46]*3/(6.6738*10^(-11))" office:value-type="float" office:value="1.61604906625557E+041" calcext:value-type="float">
            <text:p/>
          </table:table-cell>
          <table:table-cell table:formula="of:=[.M46]/(1.988*10^(30))" office:value-type="float" office:value="81290194479.6563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66" calcext:value-type="float">
            <text:p>6266</text:p>
          </table:table-cell>
          <table:table-cell office:value-type="float" office:value="2.9" calcext:value-type="float">
            <text:p>2.9</text:p>
          </table:table-cell>
          <table:table-cell office:value-type="float" office:value="-90" calcext:value-type="float">
            <text:p>-90</text:p>
          </table:table-cell>
          <table:table-cell table:formula="of:=3.0857*10^(19)*[.C47]" office:value-type="float" office:value="8.94853E+019" calcext:value-type="float">
            <text:p/>
          </table:table-cell>
          <table:table-cell table:formula="of:=1000*[.D47]" office:value-type="float" office:value="-90000" calcext:value-type="float">
            <text:p/>
          </table:table-cell>
          <table:table-cell table:formula="of:=1/[.E47]" office:value-type="float" office:value="1.11750198077226E-020" calcext:value-type="float">
            <text:p/>
          </table:table-cell>
          <table:table-cell table:formula="of:=SUM([.G$2:.G47])" office:value-type="float" office:value="2.10401305758846E-019" calcext:value-type="float">
            <text:p/>
          </table:table-cell>
          <table:table-cell table:formula="of:=[.H47]/3.0857*10^(19)" office:value-type="float" office:value="0.681859240233485" calcext:value-type="float">
            <text:p/>
          </table:table-cell>
          <table:table-cell table:formula="of:=[.F47]^2" office:value-type="float" office:value="8100000000" calcext:value-type="float">
            <text:p/>
          </table:table-cell>
          <table:table-cell table:formula="of:=SUM([.J$2:.J47])" office:value-type="float" office:value="724331000000" calcext:value-type="float">
            <text:p/>
          </table:table-cell>
          <table:table-cell table:formula="of:=[.K47]/[.H47]" office:value-type="float" office:value="3.44261646755272E+030" calcext:value-type="float">
            <text:p/>
          </table:table-cell>
          <table:table-cell table:formula="of:=[.L47]*3/(6.6738*10^(-11))" office:value-type="float" office:value="1.54752156232703E+041" calcext:value-type="float">
            <text:p/>
          </table:table-cell>
          <table:table-cell table:formula="of:=[.M47]/(1.988*10^(30))" office:value-type="float" office:value="77843136937.9796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56" calcext:value-type="float">
            <text:p>6356</text:p>
          </table:table-cell>
          <table:table-cell office:value-type="float" office:value="2.3" calcext:value-type="float">
            <text:p>2.3</text:p>
          </table:table-cell>
          <table:table-cell office:value-type="float" office:value="84" calcext:value-type="float">
            <text:p>84</text:p>
          </table:table-cell>
          <table:table-cell table:formula="of:=3.0857*10^(19)*[.C48]" office:value-type="float" office:value="7.09711E+019" calcext:value-type="float">
            <text:p/>
          </table:table-cell>
          <table:table-cell table:formula="of:=1000*[.D48]" office:value-type="float" office:value="84000" calcext:value-type="float">
            <text:p/>
          </table:table-cell>
          <table:table-cell table:formula="of:=1/[.E48]" office:value-type="float" office:value="1.40902423662589E-020" calcext:value-type="float">
            <text:p/>
          </table:table-cell>
          <table:table-cell table:formula="of:=SUM([.G$2:.G48])" office:value-type="float" office:value="2.24491548125105E-019" calcext:value-type="float">
            <text:p/>
          </table:table-cell>
          <table:table-cell table:formula="of:=[.H48]/3.0857*10^(19)" office:value-type="float" office:value="0.727522274119666" calcext:value-type="float">
            <text:p/>
          </table:table-cell>
          <table:table-cell table:formula="of:=[.F48]^2" office:value-type="float" office:value="7056000000" calcext:value-type="float">
            <text:p/>
          </table:table-cell>
          <table:table-cell table:formula="of:=SUM([.J$2:.J48])" office:value-type="float" office:value="731387000000" calcext:value-type="float">
            <text:p/>
          </table:table-cell>
          <table:table-cell table:formula="of:=[.K48]/[.H48]" office:value-type="float" office:value="3.25797120697128E+030" calcext:value-type="float">
            <text:p/>
          </table:table-cell>
          <table:table-cell table:formula="of:=[.L48]*3/(6.6738*10^(-11))" office:value-type="float" office:value="1.46452000672987E+041" calcext:value-type="float">
            <text:p/>
          </table:table-cell>
          <table:table-cell table:formula="of:=[.M48]/(1.988*10^(30))" office:value-type="float" office:value="73668008386.8146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41" calcext:value-type="float">
            <text:p>6441</text:p>
          </table:table-cell>
          <table:table-cell office:value-type="float" office:value="2.3" calcext:value-type="float">
            <text:p>2.3</text:p>
          </table:table-cell>
          <table:table-cell office:value-type="float" office:value="-80" calcext:value-type="float">
            <text:p>-80</text:p>
          </table:table-cell>
          <table:table-cell table:formula="of:=3.0857*10^(19)*[.C49]" office:value-type="float" office:value="7.09711E+019" calcext:value-type="float">
            <text:p/>
          </table:table-cell>
          <table:table-cell table:formula="of:=1000*[.D49]" office:value-type="float" office:value="-80000" calcext:value-type="float">
            <text:p/>
          </table:table-cell>
          <table:table-cell table:formula="of:=1/[.E49]" office:value-type="float" office:value="1.40902423662589E-020" calcext:value-type="float">
            <text:p/>
          </table:table-cell>
          <table:table-cell table:formula="of:=SUM([.G$2:.G49])" office:value-type="float" office:value="2.38581790491364E-019" calcext:value-type="float">
            <text:p/>
          </table:table-cell>
          <table:table-cell table:formula="of:=[.H49]/3.0857*10^(19)" office:value-type="float" office:value="0.773185308005847" calcext:value-type="float">
            <text:p/>
          </table:table-cell>
          <table:table-cell table:formula="of:=[.F49]^2" office:value-type="float" office:value="6400000000" calcext:value-type="float">
            <text:p/>
          </table:table-cell>
          <table:table-cell table:formula="of:=SUM([.J$2:.J49])" office:value-type="float" office:value="737787000000" calcext:value-type="float">
            <text:p/>
          </table:table-cell>
          <table:table-cell table:formula="of:=[.K49]/[.H49]" office:value-type="float" office:value="3.09238604706802E+030" calcext:value-type="float">
            <text:p/>
          </table:table-cell>
          <table:table-cell table:formula="of:=[.L49]*3/(6.6738*10^(-11))" office:value-type="float" office:value="1.39008632880878E+041" calcext:value-type="float">
            <text:p/>
          </table:table-cell>
          <table:table-cell table:formula="of:=[.M49]/(1.988*10^(30))" office:value-type="float" office:value="69923859598.0273" calcext:value-type="float">
            <text:p/>
          </table:table-cell>
        </table:table-row>
      </table:table>
      <table:named-expressions/>
      <table:database-ranges>
        <table:database-range table:name="__Anonymous_Sheet_DB__0" table:target-range-address="Sheet1.B2:Sheet1.F4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2T16:39:05.331141502</dc:date>
    <meta:editing-duration>PT16M54S</meta:editing-duration>
    <meta:editing-cycles>12</meta:editing-cycles>
    <meta:document-statistic meta:table-count="1" meta:cell-count="686" meta:object-count="0"/>
  </office:meta>
</office:document-meta>
</file>